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1.218cm"/>
    </style:style>
    <style:style style:name="co4" style:family="table-column">
      <style:table-column-properties fo:break-before="auto" style:column-width="7.964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ext-properties fo:color="#000000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0"/>
    <style:style style:name="ce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none" fo:border-left="2.01pt solid #000000" fo:border-right="none" fo:border-top="0.06pt solid #ababab"/>
    </style:style>
    <style:style style:name="ce13" style:family="table-cell" style:parent-style-name="Default" style:data-style-name="N0">
      <style:table-cell-properties fo:border-bottom="none" fo:border-left="2.01pt solid #000000" fo:border-right="none" fo:border-top="0.06pt solid #ffffff"/>
    </style:style>
    <style:style style:name="ce24" style:family="table-cell" style:parent-style-name="Default" style:data-style-name="N0">
      <style:table-cell-properties fo:border-bottom="2.01pt solid #000000" fo:border-left="2.01pt solid #000000" fo:border-right="none" fo:border-top="0.06pt solid #ababab"/>
    </style:style>
    <style:style style:name="ce3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0.06pt solid #ababab" fo:border-right="none" fo:border-top="0.06pt solid #ababab"/>
    </style:style>
    <style:style style:name="ce14" style:family="table-cell" style:parent-style-name="Default" style:data-style-name="N0">
      <style:table-cell-properties fo:border-bottom="none" fo:border-left="0.06pt solid #ababab" fo:border-right="none" fo:border-top="0.06pt solid #ffffff"/>
    </style:style>
    <style:style style:name="ce25" style:family="table-cell" style:parent-style-name="Default" style:data-style-name="N0">
      <style:table-cell-properties fo:border-bottom="2.01pt solid #000000" fo:border-left="0.06pt solid #ffffff" fo:border-right="none" fo:border-top="0.06pt solid #ababab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order-left="0.06pt solid #ababab" fo:border-right="none" fo:border-top="none"/>
    </style:style>
    <style:style style:name="ce3" style:family="table-cell" style:parent-style-name="Default" style:data-style-name="N1">
      <style:text-properties fo:color="#000000" fo:font-size="10pt" style:font-size-asian="10pt" style:font-size-complex="10pt"/>
    </style:style>
    <style:style style:name="ce6" style:family="table-cell" style:parent-style-name="Default" style:data-style-name="N1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">
      <style:table-cell-properties fo:border-bottom="none" fo:border-left="0.06pt solid #ababab" fo:border-right="none" fo:border-top="0.06pt solid #ababab"/>
    </style:style>
    <style:style style:name="ce19" style:family="table-cell" style:parent-style-name="Default" style:data-style-name="N1">
      <style:table-cell-properties fo:border-bottom="none" fo:border-left="0.06pt solid #ababab" fo:border-right="none" fo:border-top="none"/>
    </style:style>
    <style:style style:name="ce26" style:family="table-cell" style:parent-style-name="Default" style:data-style-name="N1">
      <style:table-cell-properties fo:border-bottom="2.01pt solid #000000" fo:border-left="0.06pt solid #ababab" fo:border-right="none" fo:border-top="0.06pt solid #ababab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order-bottom="none" fo:border-left="none" fo:border-right="2.01pt solid #000000" fo:border-top="0.06pt solid #ababab"/>
    </style:style>
    <style:style style:name="ce2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7" style:family="table-cell" style:parent-style-name="Default" style:data-style-name="N0">
      <style:table-cell-properties fo:border-bottom="2.01pt solid #000000" fo:border-left="none" fo:border-right="2.01pt solid #000000" fo:border-top="0.06pt solid #ababab"/>
    </style:style>
    <style:style style:name="ce8" style:family="table-cell" style:parent-style-name="Default" style:data-style-name="N0">
      <style:table-cell-properties fo:wrap-option="wrap" style:vertical-align="automatic"/>
      <style:text-properties fo:color="#000000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GENNAI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7" table:default-cell-style-name="ce16"/>
        <table:table-row table:style-name="ro1">
          <table:table-cell table:style-name="ce2" office:value-type="string" calcext:value-type="string">
            <text:p>I tempi medi di attesa sono calcolati sulla base del numero di prestazioni eseguite suddivise per classi di priorità</text:p>
          </table:table-cell>
          <table:table-cell table:style-name="ce2" table:number-columns-repeated="4"/>
          <table:table-cell table:style-name="ce3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Fonte Dati Ritorno Regionale 28/SAN</text:p>
          </table:table-cell>
          <table:table-cell table:style-name="ce2" table:number-columns-repeated="4"/>
          <table:table-cell table:style-name="ce3"/>
          <table:table-cell table:style-name="ce2" table:number-columns-repeated="1018"/>
        </table:table-row>
        <table:table-row table:style-name="ro1">
          <table:table-cell table:style-name="ce2" table:number-columns-repeated="5"/>
          <table:table-cell table:style-name="ce3"/>
          <table:table-cell table:style-name="ce2" table:number-columns-repeated="1018"/>
        </table:table-row>
        <table:table-row table:style-name="ro1">
          <table:table-cell table:style-name="ce36" office:value-type="string" calcext:value-type="string" table:number-columns-spanned="7" table:number-rows-spanned="2">
            <text:p>PERIODO DI RIFERIMENTO GENNAIO 2021</text:p>
          </table:table-cell>
          <table:covered-table-cell table:number-columns-repeated="6"/>
          <table:table-cell table:style-name="ce2" table:number-columns-repeated="1017"/>
        </table:table-row>
        <table:table-row table:style-name="ro1">
          <table:covered-table-cell table:number-columns-repeated="7"/>
          <table:table-cell table:style-name="ce2" table:number-columns-repeated="1017"/>
        </table:table-row>
        <table:table-row table:style-name="ro2">
          <table:table-cell table:style-name="ce4" office:value-type="string" calcext:value-type="string">
            <text:p>DISCIPLINA</text:p>
          </table:table-cell>
          <table:table-cell table:style-name="ce37" office:value-type="string" calcext:value-type="string" table:number-columns-spanned="2" table:number-rows-spanned="1">
            <text:p>PRESTAZIONE</text:p>
          </table:table-cell>
          <table:covered-table-cell/>
          <table:table-cell table:style-name="ce5" office:value-type="string" calcext:value-type="string">
            <text:p>PRESIDIO</text:p>
          </table:table-cell>
          <table:table-cell table:style-name="ce5" office:value-type="string" calcext:value-type="string">
            <text:p>PRIORITA'</text:p>
          </table:table-cell>
          <table:table-cell table:style-name="ce6" office:value-type="string" calcext:value-type="string">
            <text:p>TEMPI MEDI DI ATTESA</text:p>
          </table:table-cell>
          <table:table-cell table:style-name="ce7" office:value-type="string" calcext:value-type="string">
            <text:p>QTA' PRESTAZIONI</text:p>
          </table:table-cell>
          <table:table-cell table:style-name="ce8" table:number-columns-repeated="1017"/>
        </table:table-row>
        <table:table-row table:style-name="ro3">
          <table:table-cell table:style-name="ce9" office:value-type="string" calcext:value-type="string">
            <text:p>Allergologia</text:p>
          </table:table-cell>
          <table:table-cell table:style-name="ce10" office:value-type="string" calcext:value-type="string">
            <text:p>89017</text:p>
          </table:table-cell>
          <table:table-cell table:style-name="ce10" office:value-type="string" calcext:value-type="string">
            <text:p>VISITA DERMATOLOGICA/ALLERGOLO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4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535714285714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.6666666666667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5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0.2413793103448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3.5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6.5" calcext:value-type="float">
            <text:p>1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3571428571429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25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.1428571428571" calcext:value-type="float">
            <text:p>13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2441860465116" calcext:value-type="float">
            <text:p>12</text:p>
          </table:table-cell>
          <table:table-cell table:style-name="ce20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4.25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1428571428571" calcext:value-type="float">
            <text:p>15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8095238095238" calcext:value-type="float">
            <text:p>16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66666666666667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0.75" calcext:value-type="float">
            <text:p>2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9.719512195122" calcext:value-type="float">
            <text:p>30</text:p>
          </table:table-cell>
          <table:table-cell table:style-name="ce20" office:value-type="float" office:value="82" calcext:value-type="float">
            <text:p>8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5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905</text:p>
          </table:table-cell>
          <table:table-cell table:style-name="ce10" office:value-type="string" calcext:value-type="string">
            <text:p>TEST EPICUTANEI A LETTURA RITARDATA [PATCH TEST] (fino a 20 allergeni) (per singolo allergene)</text:p>
          </table:table-cell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8" calcext:value-type="float">
            <text:p>48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906</text:p>
          </table:table-cell>
          <table:table-cell table:style-name="ce10" office:value-type="string" calcext:value-type="string">
            <text:p>TEST PERCUTANEI E INTRACUTANEI A LETTURA IMMEDIATA (Fino a 12 allergeni)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57142857142857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4589552238806" calcext:value-type="float">
            <text:p>12</text:p>
          </table:table-cell>
          <table:table-cell table:style-name="ce20" office:value-type="float" office:value="268" calcext:value-type="float">
            <text:p>26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.8888888888889" calcext:value-type="float">
            <text:p>14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344262295082" calcext:value-type="float">
            <text:p>15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1.1015625" calcext:value-type="float">
            <text:p>31</text:p>
          </table:table-cell>
          <table:table-cell table:style-name="ce20" office:value-type="float" office:value="256" calcext:value-type="float">
            <text:p>25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12</text:p>
          </table:table-cell>
          <table:table-cell table:style-name="ce10" office:value-type="string" calcext:value-type="string">
            <text:p>IMMUNIZZAZIONE PER ALLERGI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6.8260869565217" calcext:value-type="float">
            <text:p>87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ardiologia</text:p>
          </table:table-cell>
          <table:table-cell table:style-name="ce10" office:value-type="string" calcext:value-type="string">
            <text:p>88722</text:p>
          </table:table-cell>
          <table:table-cell table:style-name="ce10" office:value-type="string" calcext:value-type="string">
            <text:p>ECO(COLOR)DOPPLERGRAFIA CARDIA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57142857142857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20689655172414" calcext:value-type="float">
            <text:p>7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2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71052631578947" calcext:value-type="float">
            <text:p>5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875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25581395348837" calcext:value-type="float">
            <text:p>5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4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1.3333333333333" calcext:value-type="float">
            <text:p>3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60869565217391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8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97637795275591" calcext:value-type="float">
            <text:p>7</text:p>
          </table:table-cell>
          <table:table-cell table:style-name="ce20" office:value-type="float" office:value="127" calcext:value-type="float">
            <text:p>1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35</text:p>
          </table:table-cell>
          <table:table-cell table:style-name="ce10" office:value-type="string" calcext:value-type="string">
            <text:p>ECO(COLOR)DOPPLER DEI TRONCHI SOVRAAORTICI</text:p>
          </table:table-cell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33333333333333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.5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51282051282051" calcext:value-type="float">
            <text:p>4</text:p>
          </table:table-cell>
          <table:table-cell table:style-name="ce20" office:value-type="float" office:value="78" calcext:value-type="float">
            <text:p>7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3</text:p>
          </table:table-cell>
          <table:table-cell table:style-name="ce10" office:value-type="string" calcext:value-type="string">
            <text:p>VISITA CARDIOLO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2.5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1304347826087" calcext:value-type="float">
            <text:p>6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42105263157895" calcext:value-type="float">
            <text:p>9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.5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42105263157895" calcext:value-type="float">
            <text:p>7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.66666666666667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6.4615384615385" calcext:value-type="float">
            <text:p>26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2.0833333333333" calcext:value-type="float">
            <text:p>52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33333333333333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.6067415730337" calcext:value-type="float">
            <text:p>11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43</text:p>
          </table:table-cell>
          <table:table-cell table:style-name="ce10" office:value-type="string" calcext:value-type="string">
            <text:p>TEST CARDIOVASCOLARE DA SFORZO CON CICLOERGOMETRO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25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481</text:p>
          </table:table-cell>
          <table:table-cell table:style-name="ce10" office:value-type="string" calcext:value-type="string">
            <text:p>CONTROLLO / PROGRAMMAZIONE DI PACE-MAKER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9" calcext:value-type="float">
            <text:p>18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7.384615384615" calcext:value-type="float">
            <text:p>137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4.25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1.25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4285714285714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5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.4285714285714" calcext:value-type="float">
            <text:p>1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05882352941176" calcext:value-type="float">
            <text:p>6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6666666666666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5" calcext:value-type="float">
            <text:p>6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6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5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40151515151515" calcext:value-type="float">
            <text:p>5</text:p>
          </table:table-cell>
          <table:table-cell table:style-name="ce20" office:value-type="float" office:value="132" calcext:value-type="float">
            <text:p>1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5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76744186046512" calcext:value-type="float">
            <text:p>8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33333333333333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75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30188679245283" calcext:value-type="float">
            <text:p>6</text:p>
          </table:table-cell>
          <table:table-cell table:style-name="ce20" office:value-type="float" office:value="53" calcext:value-type="float">
            <text:p>5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5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25581395348837" calcext:value-type="float">
            <text:p>2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7.5526315789474" calcext:value-type="float">
            <text:p>18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.5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.8571428571429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4" calcext:value-type="float">
            <text:p>4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9" calcext:value-type="float">
            <text:p>39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21428571428571" calcext:value-type="float">
            <text:p>5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5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13513513513514" calcext:value-type="float">
            <text:p>7</text:p>
          </table:table-cell>
          <table:table-cell table:style-name="ce20" office:value-type="float" office:value="185" calcext:value-type="float">
            <text:p>18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14285714285714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611</text:p>
          </table:table-cell>
          <table:table-cell table:style-name="ce10" office:value-type="string" calcext:value-type="string">
            <text:p>MONITORAGGIO CONTINUO [24 Ore] DELLA PRESSIONE ARTERIOSA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41666666666667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3</text:p>
          </table:table-cell>
          <table:table-cell table:style-name="ce10" office:value-type="string" calcext:value-type="string">
            <text:p>PRMA VISITA CARDIOLO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94117647058824" calcext:value-type="float">
            <text:p>6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2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31818181818182" calcext:value-type="float">
            <text:p>6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83333333333333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95652173913043" calcext:value-type="float">
            <text:p>5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.25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.3333333333333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625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93333333333333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25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2692307692308" calcext:value-type="float">
            <text:p>19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6.5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04" calcext:value-type="float">
            <text:p>5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74137931034483" calcext:value-type="float">
            <text:p>6</text:p>
          </table:table-cell>
          <table:table-cell table:style-name="ce20" office:value-type="float" office:value="58" calcext:value-type="float">
            <text:p>5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hirurgia generale</text:p>
          </table:table-cell>
          <table:table-cell table:style-name="ce10" office:value-type="string" calcext:value-type="string">
            <text:p>4311</text:p>
          </table:table-cell>
          <table:table-cell table:style-name="ce10" office:value-type="string" calcext:value-type="string">
            <text:p>GASTROSTOMIA PERCUTANEA ENDOSCOPICA PEG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3111</text:p>
          </table:table-cell>
          <table:table-cell table:style-name="ce10" office:value-type="string" calcext:value-type="string">
            <text:p>SOSTITUZIONE GASTROSTOMIA E/O DIGIUNOSTOMIA PERCUTANE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16</text:p>
          </table:table-cell>
          <table:table-cell table:style-name="ce10" office:value-type="string" calcext:value-type="string">
            <text:p>ESOFAGOGASTRODUODENOSCOPIA [EGD]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3.333333333333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1.1428571428571" calcext:value-type="float">
            <text:p>31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3.7333333333333" calcext:value-type="float">
            <text:p>34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231</text:p>
          </table:table-cell>
          <table:table-cell table:style-name="ce10" office:value-type="string" calcext:value-type="string">
            <text:p>COLONSCOPIA - ILEOSCOPIA RETROGRAD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1" calcext:value-type="float">
            <text:p>9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25</text:p>
          </table:table-cell>
          <table:table-cell table:style-name="ce10" office:value-type="string" calcext:value-type="string">
            <text:p>COLONSCOPIA CON ENDOSCOPIO FLESSIBILE.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9.6666666666667" calcext:value-type="float">
            <text:p>4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7.25" calcext:value-type="float">
            <text:p>77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42</text:p>
          </table:table-cell>
          <table:table-cell table:style-name="ce10" office:value-type="string" calcext:value-type="string">
            <text:p>POLIPECTOMIA ENDOSCOPICA <text:s/>DELL' INTESTINO CRASS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6.75" calcext:value-type="float">
            <text:p>7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824</text:p>
          </table:table-cell>
          <table:table-cell table:style-name="ce10" office:value-type="string" calcext:value-type="string">
            <text:p>RETTOSIGMOIDOSCOPIA CON ENDOSCOPIO FLESSIBI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921</text:p>
          </table:table-cell>
          <table:table-cell table:style-name="ce10" office:value-type="string" calcext:value-type="string">
            <text:p>ANOSCOP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945</text:p>
          </table:table-cell>
          <table:table-cell table:style-name="ce10" office:value-type="string" calcext:value-type="string">
            <text:p>LEGATURA DELLE EMORROIDI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64</text:p>
          </table:table-cell>
          <table:table-cell table:style-name="ce10" office:value-type="string" calcext:value-type="string">
            <text:p>ASPORTAZIONE RADICALE DI LESIONE DELLA CUT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7.8285714285714" calcext:value-type="float">
            <text:p>88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35</text:p>
          </table:table-cell>
          <table:table-cell table:style-name="ce10" office:value-type="string" calcext:value-type="string">
            <text:p>ECO(COLOR)DOPPLER DEI TRONCHI SOVRAAORTICI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72</text:p>
          </table:table-cell>
          <table:table-cell table:style-name="ce10" office:value-type="string" calcext:value-type="string">
            <text:p>ECO(COLOR)DOPPLERGRAFIA DEGLI ARTI SUPERIORI O INFERIORI O DISTRETTUALE, ARTERIOSA O VENOSA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1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1.5882352941176" calcext:value-type="float">
            <text:p>52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9.03125" calcext:value-type="float">
            <text:p>109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2</text:p>
          </table:table-cell>
          <table:table-cell table:style-name="ce10" office:value-type="string" calcext:value-type="string">
            <text:p>VISITA ANGIOLOGICA DI CONTROLLO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7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4</text:p>
          </table:table-cell>
          <table:table-cell table:style-name="ce10" office:value-type="string" calcext:value-type="string">
            <text:p>VISITA CHIRUR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3.1428571428571" calcext:value-type="float">
            <text:p>43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857142857142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8.8" calcext:value-type="float">
            <text:p>219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6</text:p>
          </table:table-cell>
          <table:table-cell table:style-name="ce10" office:value-type="string" calcext:value-type="string">
            <text:p>VISITA CHIRURGICA VASCOLARE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5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2.473684210526" calcext:value-type="float">
            <text:p>112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7</text:p>
          </table:table-cell>
          <table:table-cell table:style-name="ce10" office:value-type="string" calcext:value-type="string">
            <text:p>VISITA MULTIDISCIPLIN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.42857142857143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2.5" calcext:value-type="float">
            <text:p>2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6.3846153846154" calcext:value-type="float">
            <text:p>2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.8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7.5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2</text:p>
          </table:table-cell>
          <table:table-cell table:style-name="ce10" office:value-type="string" calcext:value-type="string">
            <text:p>PRIMA VISITA ANGIOLOGICA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6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66666666666667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4</text:p>
          </table:table-cell>
          <table:table-cell table:style-name="ce10" office:value-type="string" calcext:value-type="string">
            <text:p>PRIMA VISITA CHIRURGICA GENER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.8888888888889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7.875" calcext:value-type="float">
            <text:p>1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1.7307692307692" calcext:value-type="float">
            <text:p>32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0625" calcext:value-type="float">
            <text:p>7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4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5.4285714285714" calcext:value-type="float">
            <text:p>65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33333333333333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5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2.4" calcext:value-type="float">
            <text:p>1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4.9" calcext:value-type="float">
            <text:p>35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561</text:p>
          </table:table-cell>
          <table:table-cell table:style-name="ce10" office:value-type="string" calcext:value-type="string">
            <text:p>FASCIATURA SEMPLIC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9</text:p>
          </table:table-cell>
          <table:table-cell table:style-name="ce10" office:value-type="string" calcext:value-type="string">
            <text:p>ALTRA IRRIGAZIONE DI FERIT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5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15094339622642" calcext:value-type="float">
            <text:p>5</text:p>
          </table:table-cell>
          <table:table-cell table:style-name="ce20" office:value-type="float" office:value="53" calcext:value-type="float">
            <text:p>5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.4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92307692307692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789</text:p>
          </table:table-cell>
          <table:table-cell table:style-name="ce10" office:value-type="string" calcext:value-type="string">
            <text:p>RIMOZIONE PUNTI DI SUTUR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hirurgia maxillo facciale</text:p>
          </table:table-cell>
          <table:table-cell table:style-name="ce10" office:value-type="string" calcext:value-type="string">
            <text:p>2319</text:p>
          </table:table-cell>
          <table:table-cell table:style-name="ce10" office:value-type="string" calcext:value-type="string">
            <text:p>ALTRA ESTRAZIONE CHIRURGICA DI DENT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3202</text:p>
          </table:table-cell>
          <table:table-cell table:style-name="ce10" office:value-type="string" calcext:value-type="string">
            <text:p>RICOSTRUZIONE DI DENTE MEDIANTE OTTURAZION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8" calcext:value-type="float">
            <text:p>9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4701</text:p>
          </table:table-cell>
          <table:table-cell table:style-name="ce10" office:value-type="string" calcext:value-type="string">
            <text:p>TRATTAMENTO ORTODONTICO CON APPARECCHI MOBIL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4702</text:p>
          </table:table-cell>
          <table:table-cell table:style-name="ce10" office:value-type="string" calcext:value-type="string">
            <text:p>TRATTAMENTO ORTODONTICO CON APPARECCHI FISS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4.3333333333333" calcext:value-type="float">
            <text:p>4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4703</text:p>
          </table:table-cell>
          <table:table-cell table:style-name="ce10" office:value-type="string" calcext:value-type="string">
            <text:p>TRATTAMENTO ORTODONTICO CON APPARECCHI ORTOPEDICO FUNZIONAL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4801</text:p>
          </table:table-cell>
          <table:table-cell table:style-name="ce10" office:value-type="string" calcext:value-type="string">
            <text:p>RIPARAZIONE DI APPARECCHIO ORTODONTIC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8.1111111111111" calcext:value-type="float">
            <text:p>4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752</text:p>
          </table:table-cell>
          <table:table-cell table:style-name="ce10" office:value-type="string" calcext:value-type="string">
            <text:p>SUTURA DI LACERAZIONE DI ALTRA PARTE DELLA BOC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E</text:p>
          </table:table-cell>
          <table:table-cell table:style-name="ce10" office:value-type="string" calcext:value-type="string">
            <text:p>VISITA ODONTOSTOMATOLOGICA o MAXILLO-FACCIALE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8.3483870967742" calcext:value-type="float">
            <text:p>38</text:p>
          </table:table-cell>
          <table:table-cell table:style-name="ce20" office:value-type="float" office:value="155" calcext:value-type="float">
            <text:p>15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5</text:p>
          </table:table-cell>
          <table:table-cell table:style-name="ce10" office:value-type="string" calcext:value-type="string">
            <text:p>PRIMA VISITA ODONTOSTOMATOLOGICA o MAXILLO-FACCI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9.2" calcext:value-type="float">
            <text:p>19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1.6428571428571" calcext:value-type="float">
            <text:p>42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9</text:p>
          </table:table-cell>
          <table:table-cell table:style-name="ce10" office:value-type="string" calcext:value-type="string">
            <text:p>ALTRA IRRIGAZIONE DI FERI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68421052631579" calcext:value-type="float">
            <text:p>8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hirurgia plastica</text:p>
          </table:table-cell>
          <table:table-cell table:style-name="ce10" office:value-type="string" calcext:value-type="string">
            <text:p>86022</text:p>
          </table:table-cell>
          <table:table-cell table:style-name="ce10" office:value-type="string" calcext:value-type="string">
            <text:p>INFILTRAZIONE DI CHELOID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8" calcext:value-type="float">
            <text:p>2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622</text:p>
          </table:table-cell>
          <table:table-cell table:style-name="ce10" office:value-type="string" calcext:value-type="string">
            <text:p>RIMOZIONE ASPORTATIVA DI FERITA, INFEZIONE O USTION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64</text:p>
          </table:table-cell>
          <table:table-cell table:style-name="ce10" office:value-type="string" calcext:value-type="string">
            <text:p>ASPORTAZIONE RADICALE DI LESIONE DELLA CUT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6.5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5</text:p>
          </table:table-cell>
          <table:table-cell table:style-name="ce10" office:value-type="string" calcext:value-type="string">
            <text:p>VISITA DI CHIRURGIA PLAST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66666666666667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1.3837209302326" calcext:value-type="float">
            <text:p>21</text:p>
          </table:table-cell>
          <table:table-cell table:style-name="ce20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5</text:p>
          </table:table-cell>
          <table:table-cell table:style-name="ce10" office:value-type="string" calcext:value-type="string">
            <text:p>PRIMA VISITA CHIRURGICA PLAST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25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33333333333333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8.4166666666667" calcext:value-type="float">
            <text:p>68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.6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561</text:p>
          </table:table-cell>
          <table:table-cell table:style-name="ce10" office:value-type="string" calcext:value-type="string">
            <text:p>FASCIATURA SEMPLIC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03448275862069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ure palliative</text:p>
          </table:table-cell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4642857142857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75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Dermatologia</text:p>
          </table:table-cell>
          <table:table-cell table:style-name="ce10" office:value-type="string" calcext:value-type="string">
            <text:p>8611</text:p>
          </table:table-cell>
          <table:table-cell table:style-name="ce10" office:value-type="string" calcext:value-type="string">
            <text:p>BIOPSIA DELLA CUTE E DEL TESSUTO SOTTOCUTANE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5.3809523809524" calcext:value-type="float">
            <text:p>25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6301</text:p>
          </table:table-cell>
          <table:table-cell table:style-name="ce10" office:value-type="string" calcext:value-type="string">
            <text:p>ASPORTAZIONE O DEMOLIZIONE LOCALE DI LESIONE O TESSUTO CUTANEO E SOTTOCUTANEO MEDIANTE CRIOTERAP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6666666666667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3.0526315789474" calcext:value-type="float">
            <text:p>73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64</text:p>
          </table:table-cell>
          <table:table-cell table:style-name="ce10" office:value-type="string" calcext:value-type="string">
            <text:p>ASPORTAZIONE RADICALE DI LESIONE DELLA CUT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6.0327868852459" calcext:value-type="float">
            <text:p>36</text:p>
          </table:table-cell>
          <table:table-cell table:style-name="ce20" office:value-type="float" office:value="122" calcext:value-type="float">
            <text:p>1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7</text:p>
          </table:table-cell>
          <table:table-cell table:style-name="ce10" office:value-type="string" calcext:value-type="string">
            <text:p>VISITA DERMATOLOGICA/ALLERGOLO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1851851851852" calcext:value-type="float">
            <text:p>11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46153846153846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.5714285714286" calcext:value-type="float">
            <text:p>28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05555555555556" calcext:value-type="float">
            <text:p>9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0526315789474" calcext:value-type="float">
            <text:p>25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2.5" calcext:value-type="float">
            <text:p>3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1.6458333333333" calcext:value-type="float">
            <text:p>42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4.5833333333333" calcext:value-type="float">
            <text:p>65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.7948717948718" calcext:value-type="float">
            <text:p>11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5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28571428571429" calcext:value-type="float">
            <text:p>8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5714285714285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6.2222222222222" calcext:value-type="float">
            <text:p>1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.4883720930233" calcext:value-type="float">
            <text:p>23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4.8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5.6875" calcext:value-type="float">
            <text:p>26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.42857142857143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00970873786408" calcext:value-type="float">
            <text:p>4</text:p>
          </table:table-cell>
          <table:table-cell table:style-name="ce20" office:value-type="float" office:value="103" calcext:value-type="float">
            <text:p>10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33333333333333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.6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.6363636363636" calcext:value-type="float">
            <text:p>17</text:p>
          </table:table-cell>
          <table:table-cell table:style-name="ce20" office:value-type="float" office:value="44" calcext:value-type="float">
            <text:p>4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73809523809524" calcext:value-type="float">
            <text:p>6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81818181818182" calcext:value-type="float">
            <text:p>9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6864406779661" calcext:value-type="float">
            <text:p>13</text:p>
          </table:table-cell>
          <table:table-cell table:style-name="ce20" office:value-type="float" office:value="118" calcext:value-type="float">
            <text:p>1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85714285714286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905</text:p>
          </table:table-cell>
          <table:table-cell table:style-name="ce10" office:value-type="string" calcext:value-type="string">
            <text:p>TEST EPICUTANEI A LETTURA RITARDATA [PATCH TEST] (fino a 20 allergeni) (per singolo allergene)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.2941176470588" calcext:value-type="float">
            <text:p>20</text:p>
          </table:table-cell>
          <table:table-cell table:style-name="ce12" office:value-type="float" office:value="680" calcext:value-type="float">
            <text:p>68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561</text:p>
          </table:table-cell>
          <table:table-cell table:style-name="ce10" office:value-type="string" calcext:value-type="string">
            <text:p>FASCIATURA SEMPLIC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5.984496124031" calcext:value-type="float">
            <text:p>36</text:p>
          </table:table-cell>
          <table:table-cell table:style-name="ce20" office:value-type="float" office:value="129" calcext:value-type="float">
            <text:p>1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9</text:p>
          </table:table-cell>
          <table:table-cell table:style-name="ce10" office:value-type="string" calcext:value-type="string">
            <text:p>COLLOQUIO PSICOLOGICO CLINIC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9</text:p>
          </table:table-cell>
          <table:table-cell table:style-name="ce10" office:value-type="string" calcext:value-type="string">
            <text:p>ALTRA IRRIGAZIONE DI FERIT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8333333333333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789</text:p>
          </table:table-cell>
          <table:table-cell table:style-name="ce10" office:value-type="string" calcext:value-type="string">
            <text:p>RIMOZIONE PUNTI DI SUTUR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2A</text:p>
          </table:table-cell>
          <table:table-cell table:style-name="ce10" office:value-type="string" calcext:value-type="string">
            <text:p>INIEZIONE O INFUSIONE DI FARMACI SPECIFICI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5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82</text:p>
          </table:table-cell>
          <table:table-cell table:style-name="ce10" office:value-type="string" calcext:value-type="string">
            <text:p>TERAPIA A LUCE ULTRAVIOLETT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45454545454546" calcext:value-type="float">
            <text:p>9</text:p>
          </table:table-cell>
          <table:table-cell table:style-name="ce12" office:value-type="float" office:value="132" calcext:value-type="float">
            <text:p>132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Gastroenterologia</text:p>
          </table:table-cell>
          <table:table-cell table:style-name="ce10" office:value-type="string" calcext:value-type="string">
            <text:p>4516</text:p>
          </table:table-cell>
          <table:table-cell table:style-name="ce10" office:value-type="string" calcext:value-type="string">
            <text:p>ESOFAGOGASTRODUODENOSCOPIA [EGD]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82758620689655" calcext:value-type="float">
            <text:p>6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9.9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9.0857142857143" calcext:value-type="float">
            <text:p>59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3333333333333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231</text:p>
          </table:table-cell>
          <table:table-cell table:style-name="ce10" office:value-type="string" calcext:value-type="string">
            <text:p>COLONSCOPIA - ILEOSCOPIA RETROGRAD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25</text:p>
          </table:table-cell>
          <table:table-cell table:style-name="ce10" office:value-type="string" calcext:value-type="string">
            <text:p>COLONSCOPIA CON ENDOSCOPIO FLESSIBILE.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41666666666667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62068965517241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71428571428571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7.675" calcext:value-type="float">
            <text:p>138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8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42</text:p>
          </table:table-cell>
          <table:table-cell table:style-name="ce10" office:value-type="string" calcext:value-type="string">
            <text:p>POLIPECTOMIA ENDOSCOPICA <text:s/>DELL' INTESTINO CRASS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431</text:p>
          </table:table-cell>
          <table:table-cell table:style-name="ce10" office:value-type="string" calcext:value-type="string">
            <text:p>ASPORTAZIONE O DEMOLIZIONE LOCALE DI LESIONE O TESSUTO DELL' INTESTINO CRASSO PER VIA ENDOSCOP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3" calcext:value-type="float">
            <text:p>7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824</text:p>
          </table:table-cell>
          <table:table-cell table:style-name="ce10" office:value-type="string" calcext:value-type="string">
            <text:p>RETTOSIGMOIDOSCOPIA CON ENDOSCOPIO FLESSIBI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6.2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9</text:p>
          </table:table-cell>
          <table:table-cell table:style-name="ce10" office:value-type="string" calcext:value-type="string">
            <text:p>VISITA GASTROENTEROLOG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1.8333333333333" calcext:value-type="float">
            <text:p>72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54545454545455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.7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2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32</text:p>
          </table:table-cell>
          <table:table-cell table:style-name="ce10" office:value-type="string" calcext:value-type="string">
            <text:p>IPNOTERAP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Geriatria</text:p>
          </table:table-cell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9.3684210526316" calcext:value-type="float">
            <text:p>89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0.9545454545455" calcext:value-type="float">
            <text:p>3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8</text:p>
          </table:table-cell>
          <table:table-cell table:style-name="ce10" office:value-type="string" calcext:value-type="string">
            <text:p>VISITA ENDOCRINOLOGICA/DIABETOLOGICA - ANDROLOG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4.258503401361" calcext:value-type="float">
            <text:p>154</text:p>
          </table:table-cell>
          <table:table-cell table:style-name="ce12" office:value-type="float" office:value="147" calcext:value-type="float">
            <text:p>14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9.8235294117647" calcext:value-type="float">
            <text:p>50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16666666666667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.2888888888889" calcext:value-type="float">
            <text:p>11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6666666666666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.6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7.7058823529412" calcext:value-type="float">
            <text:p>88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alattie endocrine,del ricambio e della nutrizione</text:p>
          </table:table-cell>
          <table:table-cell table:style-name="ce10" office:value-type="string" calcext:value-type="string">
            <text:p>8622</text:p>
          </table:table-cell>
          <table:table-cell table:style-name="ce10" office:value-type="string" calcext:value-type="string">
            <text:p>RIMOZIONE ASPORTATIVA DI FERITA, INFEZIONE O USTIONE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6.4285714285714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8</text:p>
          </table:table-cell>
          <table:table-cell table:style-name="ce10" office:value-type="string" calcext:value-type="string">
            <text:p>VISITA ENDOCRINOLOGICA/DIABETOLOGICA - ANDROLOGICA DI CONTROLLO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6.325513196481" calcext:value-type="float">
            <text:p>146</text:p>
          </table:table-cell>
          <table:table-cell table:style-name="ce20" office:value-type="float" office:value="341" calcext:value-type="float">
            <text:p>34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8.0930232558139" calcext:value-type="float">
            <text:p>98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4.953488372093" calcext:value-type="float">
            <text:p>45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6590909090909" calcext:value-type="float">
            <text:p>12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2.970588235294" calcext:value-type="float">
            <text:p>113</text:p>
          </table:table-cell>
          <table:table-cell table:style-name="ce20" office:value-type="float" office:value="34" calcext:value-type="float">
            <text:p>3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1.716666666667" calcext:value-type="float">
            <text:p>142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2.831600831601" calcext:value-type="float">
            <text:p>153</text:p>
          </table:table-cell>
          <table:table-cell table:style-name="ce20" office:value-type="float" office:value="481" calcext:value-type="float">
            <text:p>48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591</text:p>
          </table:table-cell>
          <table:table-cell table:style-name="ce10" office:value-type="string" calcext:value-type="string">
            <text:p>TEST <text:s/>CARDIOVASCOLARI PER VALUTAZIONE DI NEUROPATIA AUTONOMIC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8.875" calcext:value-type="float">
            <text:p>89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.0833333333333" calcext:value-type="float">
            <text:p>13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66666666666667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7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5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.7142857142857" calcext:value-type="float">
            <text:p>23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16666666666667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8.2" calcext:value-type="float">
            <text:p>18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8.7826086956522" calcext:value-type="float">
            <text:p>69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4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491</text:p>
          </table:table-cell>
          <table:table-cell table:style-name="ce10" office:value-type="string" calcext:value-type="string">
            <text:p>PRELIEVO DI SANGUE CAPILLARE</text:p>
          </table:table-cell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9.2631578947368" calcext:value-type="float">
            <text:p>99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3.04" calcext:value-type="float">
            <text:p>123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561</text:p>
          </table:table-cell>
          <table:table-cell table:style-name="ce10" office:value-type="string" calcext:value-type="string">
            <text:p>FASCIATURA SEMPLICE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6.4285714285714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821</text:p>
          </table:table-cell>
          <table:table-cell table:style-name="ce10" office:value-type="string" calcext:value-type="string">
            <text:p>TERAPIA EDUCAZIONALE DEL DIABETICO E DI PAZIENTI CON ALTRE PATOLOGIE NUTRIZIONALI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01.6" calcext:value-type="float">
            <text:p>202</text:p>
          </table:table-cell>
          <table:table-cell table:style-name="ce20" office:value-type="float" office:value="310" calcext:value-type="float">
            <text:p>3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4.107142857143" calcext:value-type="float">
            <text:p>104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7.375" calcext:value-type="float">
            <text:p>67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4.2" calcext:value-type="float">
            <text:p>114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9.428571428571" calcext:value-type="float">
            <text:p>109</text:p>
          </table:table-cell>
          <table:table-cell table:style-name="ce12" office:value-type="float" office:value="152" calcext:value-type="float">
            <text:p>15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822</text:p>
          </table:table-cell>
          <table:table-cell table:style-name="ce10" office:value-type="string" calcext:value-type="string">
            <text:p>TERAPIA EDUCAZIONALE DEL DIABETICO E DI PAZIENTI CON ALTRE PATOLOGIE NUTRIZIONALI</text:p>
          </table:table-cell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9</text:p>
          </table:table-cell>
          <table:table-cell table:style-name="ce10" office:value-type="string" calcext:value-type="string">
            <text:p>ALTRA IRRIGAZIONE DI FERITA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6.4285714285714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alattie infettive e tropicali</text:p>
          </table:table-cell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8.125" calcext:value-type="float">
            <text:p>38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66666666666667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5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492</text:p>
          </table:table-cell>
          <table:table-cell table:style-name="ce10" office:value-type="string" calcext:value-type="string">
            <text:p>PRELIEVO DI SANGUE VENOS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95" calcext:value-type="float">
            <text:p>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edicina generale</text:p>
          </table:table-cell>
          <table:table-cell table:style-name="ce10" office:value-type="string" calcext:value-type="string">
            <text:p>38221</text:p>
          </table:table-cell>
          <table:table-cell table:style-name="ce10" office:value-type="string" calcext:value-type="string">
            <text:p>CAPILLAROSCOPIA CON VIDEOREGISTRAZION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.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516</text:p>
          </table:table-cell>
          <table:table-cell table:style-name="ce10" office:value-type="string" calcext:value-type="string">
            <text:p>ESOFAGOGASTRODUODENOSCOPIA [EGD]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41</text:p>
          </table:table-cell>
          <table:table-cell table:style-name="ce10" office:value-type="string" calcext:value-type="string">
            <text:p>ECOGRAFIA DELL' ADDOME SUPERIOR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2.6086956521739" calcext:value-type="float">
            <text:p>33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.6666666666667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0.0229885057471" calcext:value-type="float">
            <text:p>70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0.2376237623762" calcext:value-type="float">
            <text:p>50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8</text:p>
          </table:table-cell>
          <table:table-cell table:style-name="ce10" office:value-type="string" calcext:value-type="string">
            <text:p>VISITA ENDOCRINOLOGICA/DIABETOLOGICA - ANDROLO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9.2962962962963" calcext:value-type="float">
            <text:p>59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611</text:p>
          </table:table-cell>
          <table:table-cell table:style-name="ce10" office:value-type="string" calcext:value-type="string">
            <text:p>MONITORAGGIO CONTINUO [24 Ore] DELLA PRESSIONE ARTERIOS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5.5" calcext:value-type="float">
            <text:p>1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6.0666666666667" calcext:value-type="float">
            <text:p>36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.5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71428571428571" calcext:value-type="float">
            <text:p>10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22" calcext:value-type="float">
            <text:p>12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7" calcext:value-type="float">
            <text:p>15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.75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6.4" calcext:value-type="float">
            <text:p>3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2.6851851851852" calcext:value-type="float">
            <text:p>33</text:p>
          </table:table-cell>
          <table:table-cell table:style-name="ce20"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821</text:p>
          </table:table-cell>
          <table:table-cell table:style-name="ce10" office:value-type="string" calcext:value-type="string">
            <text:p>TERAPIA EDUCAZIONALE DEL DIABETICO E DI PAZIENTI CON ALTRE PATOLOGIE NUTRIZIONALI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9242424242424" calcext:value-type="float">
            <text:p>12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edicina nucleare</text:p>
          </table:table-cell>
          <table:table-cell table:style-name="ce10" office:value-type="string" calcext:value-type="string">
            <text:p>8901A</text:p>
          </table:table-cell>
          <table:table-cell table:style-name="ce10" office:value-type="string" calcext:value-type="string">
            <text:p>VISITA DI MEDICINA NUCLEARE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2.0128205128205" calcext:value-type="float">
            <text:p>42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3</text:p>
          </table:table-cell>
          <table:table-cell table:style-name="ce10" office:value-type="string" calcext:value-type="string">
            <text:p>PRIMA VISITA DI MEDICINA NUCLE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.5714285714286" calcext:value-type="float">
            <text:p>22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12</text:p>
          </table:table-cell>
          <table:table-cell table:style-name="ce10" office:value-type="string" calcext:value-type="string">
            <text:p>SCINTIGRAFIA TIROIDEA CON CAPTAZIONE, CON O SENZA PROVE FARMACOLOGICH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13</text:p>
          </table:table-cell>
          <table:table-cell table:style-name="ce10" office:value-type="string" calcext:value-type="string">
            <text:p>SCINTIGRAFIA TIROIDE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5" calcext:value-type="float">
            <text:p>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0833333333333" calcext:value-type="float">
            <text:p>15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14</text:p>
          </table:table-cell>
          <table:table-cell table:style-name="ce10" office:value-type="string" calcext:value-type="string">
            <text:p>SCINTIGRAFIA TIROIDEA CON INDICATORI POSITIV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5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31</text:p>
          </table:table-cell>
          <table:table-cell table:style-name="ce10" office:value-type="string" calcext:value-type="string">
            <text:p>SCINTIGRAFIA REN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5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33</text:p>
          </table:table-cell>
          <table:table-cell table:style-name="ce10" office:value-type="string" calcext:value-type="string">
            <text:p>SCINTIGRAFIA SEQUENZIALE REN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66666666666667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34</text:p>
          </table:table-cell>
          <table:table-cell table:style-name="ce10" office:value-type="string" calcext:value-type="string">
            <text:p>STUDIO DEL REFLUSSO VESCICO-URETER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35</text:p>
          </table:table-cell>
          <table:table-cell table:style-name="ce10" office:value-type="string" calcext:value-type="string">
            <text:p>TOMOSCINTIGRAFIA REN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125" calcext:value-type="float">
            <text:p>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041</text:p>
          </table:table-cell>
          <table:table-cell table:style-name="ce10" office:value-type="string" calcext:value-type="string">
            <text:p>SCINTIGRAFIA SEQUENZIALE DELLE GHIANDOLE SALIVARI CON STUDIO FUNZION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15</text:p>
          </table:table-cell>
          <table:table-cell table:style-name="ce10" office:value-type="string" calcext:value-type="string">
            <text:p>TOMOSCINTIGRAFIA <text:s/>CEREBRALE (SPET)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875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16</text:p>
          </table:table-cell>
          <table:table-cell table:style-name="ce10" office:value-type="string" calcext:value-type="string">
            <text:p>TOMOSCINTIGRAFIA <text:s/>CEREBRALE (PET)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7.5" calcext:value-type="float">
            <text:p>3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4.7222222222222" calcext:value-type="float">
            <text:p>25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51</text:p>
          </table:table-cell>
          <table:table-cell table:style-name="ce10" office:value-type="string" calcext:value-type="string">
            <text:p>SCINTIGRAFIA POLMONARE PERFUSION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6" calcext:value-type="float">
            <text:p>5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82</text:p>
          </table:table-cell>
          <table:table-cell table:style-name="ce10" office:value-type="string" calcext:value-type="string">
            <text:p>SCINTIGRAFIA OSSEA O ARTICOL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44444444444444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91228070175439" calcext:value-type="float">
            <text:p>9</text:p>
          </table:table-cell>
          <table:table-cell table:style-name="ce20" office:value-type="float" office:value="57" calcext:value-type="float">
            <text:p>5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83</text:p>
          </table:table-cell>
          <table:table-cell table:style-name="ce10" office:value-type="string" calcext:value-type="string">
            <text:p>RICERCA DI METASTASI DI TUMORI TIROIDE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85</text:p>
          </table:table-cell>
          <table:table-cell table:style-name="ce10" office:value-type="string" calcext:value-type="string">
            <text:p>SCINTIGRAFIA GLOBALE CORPOREA CON TRACCIANTI IMMUNOLOGICI E RECETTORIAL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86</text:p>
          </table:table-cell>
          <table:table-cell table:style-name="ce10" office:value-type="string" calcext:value-type="string">
            <text:p>TOMOSCINTIGRAFIA GLOBALE CORPOREA (PET)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4.0752688172043" calcext:value-type="float">
            <text:p>54</text:p>
          </table:table-cell>
          <table:table-cell table:style-name="ce20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196</text:p>
          </table:table-cell>
          <table:table-cell table:style-name="ce10" office:value-type="string" calcext:value-type="string">
            <text:p>SCINTIGRAFIA SEGMENTARIA DOPO SCINTIGRAFIA TOTAL BODY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.8333333333333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81</text:p>
          </table:table-cell>
          <table:table-cell table:style-name="ce10" office:value-type="string" calcext:value-type="string">
            <text:p>TERAPIA DEGLI IPERTIROIDISM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82</text:p>
          </table:table-cell>
          <table:table-cell table:style-name="ce10" office:value-type="string" calcext:value-type="string">
            <text:p>TERAPIA DEGLI IPERTIROIDISM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2</text:p>
          </table:table-cell>
          <table:table-cell table:style-name="ce10" office:value-type="string" calcext:value-type="string">
            <text:p>INDIVIDUAZIONE DEL VOLUME BERSAGLIO E SIMULAZION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4</text:p>
          </table:table-cell>
          <table:table-cell table:style-name="ce10" office:value-type="string" calcext:value-type="string">
            <text:p>STUDIO FISICO-DOSIMETRIC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6</text:p>
          </table:table-cell>
          <table:table-cell table:style-name="ce10" office:value-type="string" calcext:value-type="string">
            <text:p>DOSIMETRIA IN VIV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edicina sportiva</text:p>
          </table:table-cell>
          <table:table-cell table:style-name="ce10" office:value-type="string" calcext:value-type="string">
            <text:p>8913</text:p>
          </table:table-cell>
          <table:table-cell table:style-name="ce10" office:value-type="string" calcext:value-type="string">
            <text:p>PRIMA VISITA NEUROLOGICA [NEUROCHIRURGICA]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3333333333333" calcext:value-type="float">
            <text:p>2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71</text:p>
          </table:table-cell>
          <table:table-cell table:style-name="ce10" office:value-type="string" calcext:value-type="string">
            <text:p>SPIROMETRIA SEMPLIC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.8666666666667" calcext:value-type="float">
            <text:p>15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42</text:p>
          </table:table-cell>
          <table:table-cell table:style-name="ce10" office:value-type="string" calcext:value-type="string">
            <text:p>TEST DA SFORZO DEI DUE GRADINI DI MASTERS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.8666666666667" calcext:value-type="float">
            <text:p>15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.8571428571429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9423076923077" calcext:value-type="float">
            <text:p>16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0444</text:p>
          </table:table-cell>
          <table:table-cell table:style-name="ce10" office:value-type="string" calcext:value-type="string">
            <text:p>URINE ESAME PARZIALE (Acetone e glucosio quantitativo)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9423076923077" calcext:value-type="float">
            <text:p>16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Nefrologia</text:p>
          </table:table-cell>
          <table:table-cell table:style-name="ce10" office:value-type="string" calcext:value-type="string">
            <text:p>8901B</text:p>
          </table:table-cell>
          <table:table-cell table:style-name="ce10" office:value-type="string" calcext:value-type="string">
            <text:p>VISITA NEFROLOG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.5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7.134328358209" calcext:value-type="float">
            <text:p>27</text:p>
          </table:table-cell>
          <table:table-cell table:style-name="ce20" office:value-type="float" office:value="134" calcext:value-type="float">
            <text:p>13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4</text:p>
          </table:table-cell>
          <table:table-cell table:style-name="ce10" office:value-type="string" calcext:value-type="string">
            <text:p>PRIMA VISITA NEFROLOGIC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81818181818182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6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0.030303030303" calcext:value-type="float">
            <text:p>20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Neonatologia</text:p>
          </table:table-cell>
          <table:table-cell table:style-name="ce10" office:value-type="string" calcext:value-type="string">
            <text:p>88711</text:p>
          </table:table-cell>
          <table:table-cell table:style-name="ce10" office:value-type="string" calcext:value-type="string">
            <text:p>ECOENCEFALOGRAF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41</text:p>
          </table:table-cell>
          <table:table-cell table:style-name="ce10" office:value-type="string" calcext:value-type="string">
            <text:p>ECOGRAFIA DELL' ADDOME SUPERIO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3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38461538461539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92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2A</text:p>
          </table:table-cell>
          <table:table-cell table:style-name="ce10" office:value-type="string" calcext:value-type="string">
            <text:p>INIEZIONE O INFUSIONE DI FARMACI SPECIFIC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.3809523809524" calcext:value-type="float">
            <text:p>17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Neurochirurgia</text:p>
          </table:table-cell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1.6842105263158" calcext:value-type="float">
            <text:p>92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3</text:p>
          </table:table-cell>
          <table:table-cell table:style-name="ce10" office:value-type="string" calcext:value-type="string">
            <text:p>PRIMA VISITA NEUROLOGICA [NEUROCHIRURGICA]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61538461538462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81818181818182" calcext:value-type="float">
            <text:p>8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1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25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299</text:p>
          </table:table-cell>
          <table:table-cell table:style-name="ce10" office:value-type="string" calcext:value-type="string">
            <text:p>INIEZIONE DI TOSSINA BOTULIN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86" calcext:value-type="float">
            <text:p>28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Neurologia</text:p>
          </table:table-cell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4.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4" calcext:value-type="float">
            <text:p>74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3</text:p>
          </table:table-cell>
          <table:table-cell table:style-name="ce10" office:value-type="string" calcext:value-type="string">
            <text:p>PRIMA VISITA NEUROLOGICA [NEUROCHIRURGICA]</text:p>
          </table:table-cell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2.3333333333333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5862068965517" calcext:value-type="float">
            <text:p>13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.5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.8888888888889" calcext:value-type="float">
            <text:p>11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0" calcext:value-type="float">
            <text:p>9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.2727272727273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3.9" calcext:value-type="float">
            <text:p>14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.6666666666667" calcext:value-type="float">
            <text:p>15</text:p>
          </table:table-cell>
          <table:table-cell table:style-name="ce20" office:value-type="float" office:value="69" calcext:value-type="float">
            <text:p>6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31</text:p>
          </table:table-cell>
          <table:table-cell table:style-name="ce10" office:value-type="string" calcext:value-type="string">
            <text:p>VISITA NEUROLO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3333333333333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.5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.5384615384615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.8333333333333" calcext:value-type="float">
            <text:p>2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4.1666666666667" calcext:value-type="float">
            <text:p>84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4" calcext:value-type="float">
            <text:p>3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3.15625" calcext:value-type="float">
            <text:p>33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.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4</text:p>
          </table:table-cell>
          <table:table-cell table:style-name="ce10" office:value-type="string" calcext:value-type="string">
            <text:p>ELETTROENCEFALOGRAMM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66666666666667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5735294117647" calcext:value-type="float">
            <text:p>20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42</text:p>
          </table:table-cell>
          <table:table-cell table:style-name="ce10" office:value-type="string" calcext:value-type="string">
            <text:p>ELETTROENCEFALOGRAMMA CON PRIVAZIONE DEL SONN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1" calcext:value-type="float">
            <text:p>4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53</text:p>
          </table:table-cell>
          <table:table-cell table:style-name="ce10" office:value-type="string" calcext:value-type="string">
            <text:p>POTENZIALI EVOCATI MOTOR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54</text:p>
          </table:table-cell>
          <table:table-cell table:style-name="ce10" office:value-type="string" calcext:value-type="string">
            <text:p>POTENZIALI EVOCATI SOMATO-SENSORIAL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81</text:p>
          </table:table-cell>
          <table:table-cell table:style-name="ce10" office:value-type="string" calcext:value-type="string">
            <text:p>ELETTROMIOGRAFIA SEMPLICE [EMG]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6.25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83</text:p>
          </table:table-cell>
          <table:table-cell table:style-name="ce10" office:value-type="string" calcext:value-type="string">
            <text:p>ELETTROMIOGRAFIA DI UNITA' MOTOR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85</text:p>
          </table:table-cell>
          <table:table-cell table:style-name="ce10" office:value-type="string" calcext:value-type="string">
            <text:p>RISPOSTE RIFLESS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3.333333333333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25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86</text:p>
          </table:table-cell>
          <table:table-cell table:style-name="ce10" office:value-type="string" calcext:value-type="string">
            <text:p>STIMOLAZIONE RIPETITIV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91</text:p>
          </table:table-cell>
          <table:table-cell table:style-name="ce10" office:value-type="string" calcext:value-type="string">
            <text:p>VELOCITA' DI CONDUZIONE NERVOSA MOTOR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1.090909090909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41463414634146" calcext:value-type="float">
            <text:p>6</text:p>
          </table:table-cell>
          <table:table-cell table:style-name="ce20" office:value-type="float" office:value="82" calcext:value-type="float">
            <text:p>8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92</text:p>
          </table:table-cell>
          <table:table-cell table:style-name="ce10" office:value-type="string" calcext:value-type="string">
            <text:p>VELOCITA' DI CONDUZIONE NERVOSA <text:s/>SENSITIV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.4444444444444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28915662650602" calcext:value-type="float">
            <text:p>6</text:p>
          </table:table-cell>
          <table:table-cell table:style-name="ce20" office:value-type="float" office:value="83" calcext:value-type="float">
            <text:p>8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11</text:p>
          </table:table-cell>
          <table:table-cell table:style-name="ce10" office:value-type="string" calcext:value-type="string">
            <text:p>SOMMINISTRAZIONE DI TEST DI INTELLIGENZ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9" calcext:value-type="float">
            <text:p>7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4.4736842105263" calcext:value-type="float">
            <text:p>74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12</text:p>
          </table:table-cell>
          <table:table-cell table:style-name="ce10" office:value-type="string" calcext:value-type="string">
            <text:p>SOMMINISTRAZIONE DI TEST DI DETERIORAMENTO O SVILUPPO INTELLETTIV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0" calcext:value-type="float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21</text:p>
          </table:table-cell>
          <table:table-cell table:style-name="ce10" office:value-type="string" calcext:value-type="string">
            <text:p>SOMMINISTRAZIONE DI TEST DELLA MEMOR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9" calcext:value-type="float">
            <text:p>7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3" calcext:value-type="float">
            <text:p>73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81</text:p>
          </table:table-cell>
          <table:table-cell table:style-name="ce10" office:value-type="string" calcext:value-type="string">
            <text:p>SOMMINISTRAZIONE DI TEST DELLE FUNZIONI ESECUTIV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9" calcext:value-type="float">
            <text:p>7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6.7916666666667" calcext:value-type="float">
            <text:p>77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82</text:p>
          </table:table-cell>
          <table:table-cell table:style-name="ce10" office:value-type="string" calcext:value-type="string">
            <text:p>SOMMINISTRAZIONE DI TEST DELLE <text:s/>ABILITA' VISUO SPAZIAL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9" calcext:value-type="float">
            <text:p>7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8" calcext:value-type="float">
            <text:p>78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83</text:p>
          </table:table-cell>
          <table:table-cell table:style-name="ce10" office:value-type="string" calcext:value-type="string">
            <text:p>SOMMINISTRAZIONE DI TEST PROIETTIVI E DELLA PERSONALITA'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9" calcext:value-type="float">
            <text:p>7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9.25" calcext:value-type="float">
            <text:p>79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9</text:p>
          </table:table-cell>
          <table:table-cell table:style-name="ce10" office:value-type="string" calcext:value-type="string">
            <text:p>COLLOQUIO PSICOLOGICO CLINIC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3" calcext:value-type="float">
            <text:p>5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Oculistica</text:p>
          </table:table-cell>
          <table:table-cell table:style-name="ce10" office:value-type="string" calcext:value-type="string">
            <text:p>0821</text:p>
          </table:table-cell>
          <table:table-cell table:style-name="ce10" office:value-type="string" calcext:value-type="string">
            <text:p>ASPORTAZIONE DI CALAZIO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5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0919</text:p>
          </table:table-cell>
          <table:table-cell table:style-name="ce10" office:value-type="string" calcext:value-type="string">
            <text:p>ALTRE PROCEDURE DIAGNOSTICHE SULL'APPARATO LACRIM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1091</text:p>
          </table:table-cell>
          <table:table-cell table:style-name="ce10" office:value-type="string" calcext:value-type="string">
            <text:p>INIEZIONE SOTTOCONGIUNTIV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11991</text:p>
          </table:table-cell>
          <table:table-cell table:style-name="ce10" office:value-type="string" calcext:value-type="string">
            <text:p>APPLICAZIONE TERAPEUTICA DI LENTE A CONTAT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3.25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1214</text:p>
          </table:table-cell>
          <table:table-cell table:style-name="ce10" office:value-type="string" calcext:value-type="string">
            <text:p>IRIDECTOM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1364</text:p>
          </table:table-cell>
          <table:table-cell table:style-name="ce10" office:value-type="string" calcext:value-type="string">
            <text:p>CAPSULOTOMIA YAG-LASER PER CATARATTA SECONDAR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6.5" calcext:value-type="float">
            <text:p>11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1434</text:p>
          </table:table-cell>
          <table:table-cell table:style-name="ce10" office:value-type="string" calcext:value-type="string">
            <text:p>RIPARAZIONE DI LACERAZIONE DELLA RETINA MEDIANTE FOTOCOAGULAZIONE CON ARGON (LASER)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.5714285714286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1475</text:p>
          </table:table-cell>
          <table:table-cell table:style-name="ce10" office:value-type="string" calcext:value-type="string">
            <text:p>INIEZIONE INTRAVITREALE DI SOSTANZE TERAPEUTICH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.3333333333333" calcext:value-type="float">
            <text:p>27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2</text:p>
          </table:table-cell>
          <table:table-cell table:style-name="ce10" office:value-type="string" calcext:value-type="string">
            <text:p>VALUTAZIONE ORTOTT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4" calcext:value-type="float">
            <text:p>4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5.5744680851064" calcext:value-type="float">
            <text:p>56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1.2631578947368" calcext:value-type="float">
            <text:p>31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.125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.2613636363636" calcext:value-type="float">
            <text:p>16</text:p>
          </table:table-cell>
          <table:table-cell table:style-name="ce20"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1.6666666666667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3846153846154" calcext:value-type="float">
            <text:p>12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21.5" calcext:value-type="float">
            <text:p>12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78.035714285714" calcext:value-type="float">
            <text:p>178</text:p>
          </table:table-cell>
          <table:table-cell table:style-name="ce20"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8.7358490566038" calcext:value-type="float">
            <text:p>39</text:p>
          </table:table-cell>
          <table:table-cell table:style-name="ce20" office:value-type="float" office:value="106" calcext:value-type="float">
            <text:p>10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3636363636364" calcext:value-type="float">
            <text:p>15</text:p>
          </table:table-cell>
          <table:table-cell table:style-name="ce20" office:value-type="float" office:value="44" calcext:value-type="float">
            <text:p>4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.6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3.8333333333333" calcext:value-type="float">
            <text:p>4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5.9583333333333" calcext:value-type="float">
            <text:p>36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5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.1111111111111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1120689655172" calcext:value-type="float">
            <text:p>15</text:p>
          </table:table-cell>
          <table:table-cell table:style-name="ce20" office:value-type="float" office:value="116" calcext:value-type="float">
            <text:p>1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33333333333333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021</text:p>
          </table:table-cell>
          <table:table-cell table:style-name="ce10" office:value-type="string" calcext:value-type="string">
            <text:p>VISITA OCULIST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.3023255813953" calcext:value-type="float">
            <text:p>16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875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96.242424242424" calcext:value-type="float">
            <text:p>296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2.78" calcext:value-type="float">
            <text:p>63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4117647058824" calcext:value-type="float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.4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6.4019138755981" calcext:value-type="float">
            <text:p>56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1.5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8.0862068965517" calcext:value-type="float">
            <text:p>18</text:p>
          </table:table-cell>
          <table:table-cell table:style-name="ce20" office:value-type="float" office:value="58" calcext:value-type="float">
            <text:p>5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031</text:p>
          </table:table-cell>
          <table:table-cell table:style-name="ce10" office:value-type="string" calcext:value-type="string">
            <text:p>STUDIO DELLA TOPOGRAFIA CORNE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6666666666667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05</text:p>
          </table:table-cell>
          <table:table-cell table:style-name="ce10" office:value-type="string" calcext:value-type="string">
            <text:p>STUDIO DEL CAMPO VISIV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63636363636364" calcext:value-type="float">
            <text:p>6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4.7894736842105" calcext:value-type="float">
            <text:p>45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7.4444444444444" calcext:value-type="float">
            <text:p>27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071</text:p>
          </table:table-cell>
          <table:table-cell table:style-name="ce10" office:value-type="string" calcext:value-type="string">
            <text:p>STUDIO DELLA SENSIBILITA' AL CONTRAST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.625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94444444444444" calcext:value-type="float">
            <text:p>10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6.2" calcext:value-type="float">
            <text:p>9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5" calcext:value-type="float">
            <text:p>1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.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.7777777777778" calcext:value-type="float">
            <text:p>2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57142857142857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66666666666667" calcext:value-type="float">
            <text:p>9</text:p>
          </table:table-cell>
          <table:table-cell table:style-name="ce20"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111</text:p>
          </table:table-cell>
          <table:table-cell table:style-name="ce10" office:value-type="string" calcext:value-type="string">
            <text:p>FOTOGRAFIA DEL SEGMENTO ANTERIO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12</text:p>
          </table:table-cell>
          <table:table-cell table:style-name="ce10" office:value-type="string" calcext:value-type="string">
            <text:p>ANGIOGRAFIA CON FLUORESCEINA O ANGIOSCOPIA OCUL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3.1827411167513" calcext:value-type="float">
            <text:p>63</text:p>
          </table:table-cell>
          <table:table-cell table:style-name="ce20" office:value-type="float" office:value="197" calcext:value-type="float">
            <text:p>19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13</text:p>
          </table:table-cell>
          <table:table-cell table:style-name="ce10" office:value-type="string" calcext:value-type="string">
            <text:p>ECOGRAFIA OCUL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131</text:p>
          </table:table-cell>
          <table:table-cell table:style-name="ce10" office:value-type="string" calcext:value-type="string">
            <text:p>PACHIMETRIA CORNE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.5714285714286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132</text:p>
          </table:table-cell>
          <table:table-cell table:style-name="ce10" office:value-type="string" calcext:value-type="string">
            <text:p>BIOMICROSCOPIA CORNE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4" calcext:value-type="float">
            <text:p>10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15</text:p>
          </table:table-cell>
          <table:table-cell table:style-name="ce10" office:value-type="string" calcext:value-type="string">
            <text:p>STUDIO DELLA MOTILITA' OCULAR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4.75" calcext:value-type="float">
            <text:p>4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6.8372093023256" calcext:value-type="float">
            <text:p>57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3.9375" calcext:value-type="float">
            <text:p>34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2</text:p>
          </table:table-cell>
          <table:table-cell table:style-name="ce10" office:value-type="string" calcext:value-type="string">
            <text:p>TEST FUNZIONALI OBIETTIVI DELL'OCCHI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.1428571428571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26</text:p>
          </table:table-cell>
          <table:table-cell table:style-name="ce10" office:value-type="string" calcext:value-type="string">
            <text:p>TONOGRAFIA, TEST DI PROVOCAZIONE E ALTRI TEST PER IL GLAUCOM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2.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35</text:p>
          </table:table-cell>
          <table:table-cell table:style-name="ce10" office:value-type="string" calcext:value-type="string">
            <text:p>TRAINING ORTOTTIC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9" calcext:value-type="float">
            <text:p>2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Odontoiatria e stomatologia</text:p>
          </table:table-cell>
          <table:table-cell table:style-name="ce10" office:value-type="string" calcext:value-type="string">
            <text:p>2301</text:p>
          </table:table-cell>
          <table:table-cell table:style-name="ce10" office:value-type="string" calcext:value-type="string">
            <text:p>ESTRAZIONE DI DENTE DECIDUO</text:p>
          </table:table-cell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309</text:p>
          </table:table-cell>
          <table:table-cell table:style-name="ce10" office:value-type="string" calcext:value-type="string">
            <text:p>ESTRAZIONE DI DENTE PERMANENT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.1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0" calcext:value-type="float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4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311</text:p>
          </table:table-cell>
          <table:table-cell table:style-name="ce10" office:value-type="string" calcext:value-type="string">
            <text:p>ESTRAZIONE DI RADICE RESIDUA</text:p>
          </table:table-cell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8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3201</text:p>
          </table:table-cell>
          <table:table-cell table:style-name="ce10" office:value-type="string" calcext:value-type="string">
            <text:p>RICOSTRUZIONE DI DENTE MEDIANTE OTTURAZION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7" calcext:value-type="float">
            <text:p>2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1.1818181818182" calcext:value-type="float">
            <text:p>31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4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3202</text:p>
          </table:table-cell>
          <table:table-cell table:style-name="ce10" office:value-type="string" calcext:value-type="string">
            <text:p>RICOSTRUZIONE DI DENTE MEDIANTE OTTURAZION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1.1666666666667" calcext:value-type="float">
            <text:p>5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3491</text:p>
          </table:table-cell>
          <table:table-cell table:style-name="ce10" office:value-type="string" calcext:value-type="string">
            <text:p>ALTRA RIPARAZIONE DENTARI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5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3712</text:p>
          </table:table-cell>
          <table:table-cell table:style-name="ce10" office:value-type="string" calcext:value-type="string">
            <text:p>TERAPIA CANALARE IN DENTE PLURIRADICOLA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5.6666666666667" calcext:value-type="float">
            <text:p>5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4391</text:p>
          </table:table-cell>
          <table:table-cell table:style-name="ce10" office:value-type="string" calcext:value-type="string">
            <text:p>LEVIGATURA DELLE RADICI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9" calcext:value-type="float">
            <text:p>4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2752</text:p>
          </table:table-cell>
          <table:table-cell table:style-name="ce10" office:value-type="string" calcext:value-type="string">
            <text:p>SUTURA DI LACERAZIONE DI ALTRA PARTE DELLA BOCCA</text:p>
          </table:table-cell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122</text:p>
          </table:table-cell>
          <table:table-cell table:style-name="ce10" office:value-type="string" calcext:value-type="string">
            <text:p>ALTRA RADIOGRAFIA DENTAR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9" calcext:value-type="float">
            <text:p>5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.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E</text:p>
          </table:table-cell>
          <table:table-cell table:style-name="ce10" office:value-type="string" calcext:value-type="string">
            <text:p>VISITA ODONTOSTOMATOLOGICA o MAXILLO-FACCIALE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11764705882353" calcext:value-type="float">
            <text:p>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5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.4" calcext:value-type="float">
            <text:p>2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5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5</text:p>
          </table:table-cell>
          <table:table-cell table:style-name="ce10" office:value-type="string" calcext:value-type="string">
            <text:p>PRIMA VISITA ODONTOSTOMATOLOGICA o MAXILLO-FACCI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.5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59016393442623" calcext:value-type="float">
            <text:p>8</text:p>
          </table:table-cell>
          <table:table-cell table:style-name="ce20" office:value-type="float" office:value="61" calcext:value-type="float">
            <text:p>6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78571428571429" calcext:value-type="float">
            <text:p>10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8666666666667" calcext:value-type="float">
            <text:p>2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1428571428571" calcext:value-type="float">
            <text:p>15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.6923076923077" calcext:value-type="float">
            <text:p>15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64516129032258" calcext:value-type="float">
            <text:p>5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25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09090909090909" calcext:value-type="float">
            <text:p>8</text:p>
          </table:table-cell>
          <table:table-cell table:style-name="ce20" office:value-type="float" office:value="66" calcext:value-type="float">
            <text:p>6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41</text:p>
          </table:table-cell>
          <table:table-cell table:style-name="ce10" office:value-type="string" calcext:value-type="string">
            <text:p>ABLAZIONE TARTAR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3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7" calcext:value-type="float">
            <text:p>3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42</text:p>
          </table:table-cell>
          <table:table-cell table:style-name="ce10" office:value-type="string" calcext:value-type="string">
            <text:p>SIGILLATURA DEI SOLCHI E DELLE FOSSETTE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.25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9</text:p>
          </table:table-cell>
          <table:table-cell table:style-name="ce10" office:value-type="string" calcext:value-type="string">
            <text:p>ALTRA IRRIGAZIONE DI FERIT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1.6666666666667" calcext:value-type="float">
            <text:p>4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.3333333333333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Oncologia</text:p>
          </table:table-cell>
          <table:table-cell table:style-name="ce10" office:value-type="string" calcext:value-type="string">
            <text:p>8901F</text:p>
          </table:table-cell>
          <table:table-cell table:style-name="ce10" office:value-type="string" calcext:value-type="string">
            <text:p>VISITA ONCOLOG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2.411764705882" calcext:value-type="float">
            <text:p>192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.125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1.75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33333333333333" calcext:value-type="float">
            <text:p>9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4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25</text:p>
          </table:table-cell>
          <table:table-cell table:style-name="ce10" office:value-type="string" calcext:value-type="string">
            <text:p>INIEZIONE O INFUSIONE DI SOSTANZE CHEMIOTERAPICHE PER TUMORE,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2A</text:p>
          </table:table-cell>
          <table:table-cell table:style-name="ce10" office:value-type="string" calcext:value-type="string">
            <text:p>INIEZIONE O INFUSIONE DI FARMACI SPECIFIC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8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Ortopedia e traumatologia</text:p>
          </table:table-cell>
          <table:table-cell table:style-name="ce10" office:value-type="string" calcext:value-type="string">
            <text:p>8192</text:p>
          </table:table-cell>
          <table:table-cell table:style-name="ce10" office:value-type="string" calcext:value-type="string">
            <text:p>INIEZIONE DI SOSTANZE TERAPEUTICHE NELL'ARTICOLAZIONE O NEL LEGAMEN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5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G</text:p>
          </table:table-cell>
          <table:table-cell table:style-name="ce10" office:value-type="string" calcext:value-type="string">
            <text:p>VISITA ORTOPED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.33333333333333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2.5" calcext:value-type="float">
            <text:p>23</text:p>
          </table:table-cell>
          <table:table-cell table:style-name="ce20" office:value-type="float" office:value="204" calcext:value-type="float">
            <text:p>20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.5052631578947" calcext:value-type="float">
            <text:p>17</text:p>
          </table:table-cell>
          <table:table-cell table:style-name="ce12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2.7614678899083" calcext:value-type="float">
            <text:p>43</text:p>
          </table:table-cell>
          <table:table-cell table:style-name="ce20" office:value-type="float" office:value="218" calcext:value-type="float">
            <text:p>2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.3333333333333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9.6666666666667" calcext:value-type="float">
            <text:p>20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9651162790698" calcext:value-type="float">
            <text:p>20</text:p>
          </table:table-cell>
          <table:table-cell table:style-name="ce20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5.3333333333333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7.9444444444444" calcext:value-type="float">
            <text:p>28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85714285714286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2" calcext:value-type="float">
            <text:p>8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6" calcext:value-type="float">
            <text:p>66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72727272727273" calcext:value-type="float">
            <text:p>3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3</text:p>
          </table:table-cell>
          <table:table-cell table:style-name="ce10" office:value-type="string" calcext:value-type="string">
            <text:p>VALUTAZIONE PROTES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.1764705882353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561</text:p>
          </table:table-cell>
          <table:table-cell table:style-name="ce10" office:value-type="string" calcext:value-type="string">
            <text:p>FASCIATURA SEMPLIC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5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9</text:p>
          </table:table-cell>
          <table:table-cell table:style-name="ce10" office:value-type="string" calcext:value-type="string">
            <text:p>ALTRA IRRIGAZIONE DI FERIT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33333333333333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7647058823529" calcext:value-type="float">
            <text:p>11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788</text:p>
          </table:table-cell>
          <table:table-cell table:style-name="ce10" office:value-type="string" calcext:value-type="string">
            <text:p>RIMOZIONE DI DISPOSITIVO ESTERNO DI IMMOBILIZZAZION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.1607142857143" calcext:value-type="float">
            <text:p>19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.6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9.3695652173913" calcext:value-type="float">
            <text:p>29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789</text:p>
          </table:table-cell>
          <table:table-cell table:style-name="ce10" office:value-type="string" calcext:value-type="string">
            <text:p>RIMOZIONE PUNTI DI SUTURA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Ostetricia e ginecologia</text:p>
          </table:table-cell>
          <table:table-cell table:style-name="ce10" office:value-type="string" calcext:value-type="string">
            <text:p>57392</text:p>
          </table:table-cell>
          <table:table-cell table:style-name="ce10" office:value-type="string" calcext:value-type="string">
            <text:p>ESAME URODINAMICO INVASIV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.5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67191</text:p>
          </table:table-cell>
          <table:table-cell table:style-name="ce10" office:value-type="string" calcext:value-type="string">
            <text:p>BIOPSIA MIRATA <text:s/>DELLA PORTIO A GUIDA COLPOSCOP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6732</text:p>
          </table:table-cell>
          <table:table-cell table:style-name="ce10" office:value-type="string" calcext:value-type="string">
            <text:p>CAUTERIZZAZIONE DEL COLLO UTERIN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68121</text:p>
          </table:table-cell>
          <table:table-cell table:style-name="ce10" office:value-type="string" calcext:value-type="string">
            <text:p>ISTEROSCOP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5" calcext:value-type="float">
            <text:p>5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5.4705882352941" calcext:value-type="float">
            <text:p>25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7021</text:p>
          </table:table-cell>
          <table:table-cell table:style-name="ce10" office:value-type="string" calcext:value-type="string">
            <text:p>COLPOSCOP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5.84" calcext:value-type="float">
            <text:p>66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75101</text:p>
          </table:table-cell>
          <table:table-cell table:style-name="ce10" office:value-type="string" calcext:value-type="string">
            <text:p>PRELIEVO DEI VILLI CORIAL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.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75102</text:p>
          </table:table-cell>
          <table:table-cell table:style-name="ce10" office:value-type="string" calcext:value-type="string">
            <text:p>AMNIOCENTESI PRECOC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75341</text:p>
          </table:table-cell>
          <table:table-cell table:style-name="ce10" office:value-type="string" calcext:value-type="string">
            <text:p>CARDIOTOCOGRAF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.56363636363636" calcext:value-type="float">
            <text:p>6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25</text:p>
          </table:table-cell>
          <table:table-cell table:style-name="ce10" office:value-type="string" calcext:value-type="string">
            <text:p>ECOCARDIOGRAMMA FET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5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52</text:p>
          </table:table-cell>
          <table:table-cell table:style-name="ce10" office:value-type="string" calcext:value-type="string">
            <text:p>ECO(COLOR)DOPPLER DELL'ADDOME INFERIOR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5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.6966292134831" calcext:value-type="float">
            <text:p>14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8</text:p>
          </table:table-cell>
          <table:table-cell table:style-name="ce10" office:value-type="string" calcext:value-type="string">
            <text:p>ECOGRAFIA OSTETR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3.6224489795918" calcext:value-type="float">
            <text:p>24</text:p>
          </table:table-cell>
          <table:table-cell table:style-name="ce12" office:value-type="float" office:value="98" calcext:value-type="float">
            <text:p>9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4" calcext:value-type="float">
            <text:p>3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7.1071428571429" calcext:value-type="float">
            <text:p>17</text:p>
          </table:table-cell>
          <table:table-cell table:style-name="ce20" office:value-type="float" office:value="420" calcext:value-type="float">
            <text:p>4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81</text:p>
          </table:table-cell>
          <table:table-cell table:style-name="ce10" office:value-type="string" calcext:value-type="string">
            <text:p>ECOGRAFIA OVAR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65116279069767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82</text:p>
          </table:table-cell>
          <table:table-cell table:style-name="ce10" office:value-type="string" calcext:value-type="string">
            <text:p>ECOGRAFIA GINECOLOG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8" calcext:value-type="float">
            <text:p>16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.5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7</text:p>
          </table:table-cell>
          <table:table-cell table:style-name="ce10" office:value-type="string" calcext:value-type="string">
            <text:p>ECOGRAFIA TRANSVAGIN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1.6" calcext:value-type="float">
            <text:p>132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7</text:p>
          </table:table-cell>
          <table:table-cell table:style-name="ce10" office:value-type="string" calcext:value-type="string">
            <text:p>VISITA MULTIDISCIPLIN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5" calcext:value-type="float">
            <text:p>16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.25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0.1" calcext:value-type="float">
            <text:p>4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8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1" calcext:value-type="float">
            <text:p>71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6.2" calcext:value-type="float">
            <text:p>36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.2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21428571428571" calcext:value-type="float">
            <text:p>2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262</text:p>
          </table:table-cell>
          <table:table-cell table:style-name="ce10" office:value-type="string" calcext:value-type="string">
            <text:p>VISITA GINECOLO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2131147540984" calcext:value-type="float">
            <text:p>18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02" calcext:value-type="float">
            <text:p>20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7.539215686275" calcext:value-type="float">
            <text:p>128</text:p>
          </table:table-cell>
          <table:table-cell table:style-name="ce20" office:value-type="float" office:value="102" calcext:value-type="float">
            <text:p>10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08333333333333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263</text:p>
          </table:table-cell>
          <table:table-cell table:style-name="ce10" office:value-type="string" calcext:value-type="string">
            <text:p>PRIMA VISITA <text:s/>OSTETRICA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0.037037037037" calcext:value-type="float">
            <text:p>20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264</text:p>
          </table:table-cell>
          <table:table-cell table:style-name="ce10" office:value-type="string" calcext:value-type="string">
            <text:p>VISITA <text:s/>OSTETRICA <text:s/>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.4285714285714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7978723404255" calcext:value-type="float">
            <text:p>19</text:p>
          </table:table-cell>
          <table:table-cell table:style-name="ce12" office:value-type="float" office:value="282" calcext:value-type="float">
            <text:p>28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1</text:p>
          </table:table-cell>
          <table:table-cell table:style-name="ce10" office:value-type="string" calcext:value-type="string">
            <text:p>PRIMA VISITA DI GENETICA MED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6363636363636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484</text:p>
          </table:table-cell>
          <table:table-cell table:style-name="ce10" office:value-type="string" calcext:value-type="string">
            <text:p>PRELIEVO CITOLOG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2105263157895" calcext:value-type="float">
            <text:p>12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493</text:p>
          </table:table-cell>
          <table:table-cell table:style-name="ce10" office:value-type="string" calcext:value-type="string">
            <text:p>PRELIEVO MICROBIOLOG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.1666666666667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9</text:p>
          </table:table-cell>
          <table:table-cell table:style-name="ce10" office:value-type="string" calcext:value-type="string">
            <text:p>COLLOQUIO PSICOLOGICO CLIN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0.6296296296296" calcext:value-type="float">
            <text:p>51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18</text:p>
          </table:table-cell>
          <table:table-cell table:style-name="ce10" office:value-type="string" calcext:value-type="string">
            <text:p>INSERZIONE DI ALTRO PESSARIO VAGIN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2" calcext:value-type="float">
            <text:p>1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2A</text:p>
          </table:table-cell>
          <table:table-cell table:style-name="ce10" office:value-type="string" calcext:value-type="string">
            <text:p>INIEZIONE O INFUSIONE DI FARMACI SPECIFIC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6.5454545454545" calcext:value-type="float">
            <text:p>27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Otorinolaringoiatria</text:p>
          </table:table-cell>
          <table:table-cell table:style-name="ce10" office:value-type="string" calcext:value-type="string">
            <text:p>3142</text:p>
          </table:table-cell>
          <table:table-cell table:style-name="ce10" office:value-type="string" calcext:value-type="string">
            <text:p>LARINGOSCOPIA E ALTRA TRACHEOSCOP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4444444444444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8.8717948717949" calcext:value-type="float">
            <text:p>59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31422</text:p>
          </table:table-cell>
          <table:table-cell table:style-name="ce10" office:value-type="string" calcext:value-type="string">
            <text:p>LARINGOSTROBOSCOP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H</text:p>
          </table:table-cell>
          <table:table-cell table:style-name="ce10" office:value-type="string" calcext:value-type="string">
            <text:p>VISITA ORL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7.5" calcext:value-type="float">
            <text:p>6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71428571428571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6190476190476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.6666666666667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.695652173913" calcext:value-type="float">
            <text:p>21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5.3023255813954" calcext:value-type="float">
            <text:p>55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9.6923076923077" calcext:value-type="float">
            <text:p>3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51</text:p>
          </table:table-cell>
          <table:table-cell table:style-name="ce10" office:value-type="string" calcext:value-type="string">
            <text:p>POTENZIALI EVOCATI ACUSTIC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5.5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5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4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8.3478260869565" calcext:value-type="float">
            <text:p>28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8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.3684210526316" calcext:value-type="float">
            <text:p>23</text:p>
          </table:table-cell>
          <table:table-cell table:style-name="ce20" office:value-type="float" office:value="57" calcext:value-type="float">
            <text:p>5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5833333333333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4.25" calcext:value-type="float">
            <text:p>2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6.2352941176471" calcext:value-type="float">
            <text:p>26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.6875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.85714285714286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5714285714285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5" calcext:value-type="float">
            <text:p>2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16666666666667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4" calcext:value-type="float">
            <text:p>2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7.3981481481481" calcext:value-type="float">
            <text:p>17</text:p>
          </table:table-cell>
          <table:table-cell table:style-name="ce20" office:value-type="float" office:value="108" calcext:value-type="float">
            <text:p>10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0635</text:p>
          </table:table-cell>
          <table:table-cell table:style-name="ce10" office:value-type="string" calcext:value-type="string">
            <text:p>ESAME MICROSCOPICO DI STRISCIO O APPOSIZIONE DI CITOASPIRATO LINFOGHIANDOLAR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484</text:p>
          </table:table-cell>
          <table:table-cell table:style-name="ce10" office:value-type="string" calcext:value-type="string">
            <text:p>PRELIEVO CITOLOGIC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9.66666666666667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02" calcext:value-type="float">
            <text:p>9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15555555555556" calcext:value-type="float">
            <text:p>3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412</text:p>
          </table:table-cell>
          <table:table-cell table:style-name="ce10" office:value-type="string" calcext:value-type="string">
            <text:p>ESAME AUDIOMETRICO VOC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96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52941176470588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414</text:p>
          </table:table-cell>
          <table:table-cell table:style-name="ce10" office:value-type="string" calcext:value-type="string">
            <text:p>ESAME AUDIOMETRICO CONDIZIONATO INFANTI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542</text:p>
          </table:table-cell>
          <table:table-cell table:style-name="ce10" office:value-type="string" calcext:value-type="string">
            <text:p>IMPEDENZOMETR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125" calcext:value-type="float">
            <text:p>9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125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06451612903226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52</text:p>
          </table:table-cell>
          <table:table-cell table:style-name="ce10" office:value-type="string" calcext:value-type="string">
            <text:p>IRRIGAZIONE DELL'ORECCHIO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" calcext:value-type="float">
            <text:p>2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" calcext:value-type="float">
            <text:p>2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Pediatria</text:p>
          </table:table-cell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9.9333333333333" calcext:value-type="float">
            <text:p>7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8</text:p>
          </table:table-cell>
          <table:table-cell table:style-name="ce10" office:value-type="string" calcext:value-type="string">
            <text:p>VISITA ENDOCRINOLOGICA/DIABETOLOGICA - ANDROLOG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9.2" calcext:value-type="float">
            <text:p>119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9</text:p>
          </table:table-cell>
          <table:table-cell table:style-name="ce10" office:value-type="string" calcext:value-type="string">
            <text:p>VISITA GASTROENTEROLOG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1.7142857142857" calcext:value-type="float">
            <text:p>52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71</text:p>
          </table:table-cell>
          <table:table-cell table:style-name="ce10" office:value-type="string" calcext:value-type="string">
            <text:p>SPIROMETRIA SEMPLIC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</text:p>
          </table:table-cell>
          <table:table-cell table:style-name="ce10" office:value-type="string" calcext:value-type="string">
            <text:p>PRIMA VISI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1.3333333333333" calcext:value-type="float">
            <text:p>3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5.8823529411765" calcext:value-type="float">
            <text:p>26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9.6428571428571" calcext:value-type="float">
            <text:p>70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7.8888888888889" calcext:value-type="float">
            <text:p>28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1</text:p>
          </table:table-cell>
          <table:table-cell table:style-name="ce10" office:value-type="string" calcext:value-type="string">
            <text:p>PRIMA VISITA DI GENETICA MED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.2727272727273" calcext:value-type="float">
            <text:p>16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7" calcext:value-type="float">
            <text:p>7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0271</text:p>
          </table:table-cell>
          <table:table-cell table:style-name="ce10" office:value-type="string" calcext:value-type="string">
            <text:p>GLUCOSIO [S/P/U/dU/La]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8.625" calcext:value-type="float">
            <text:p>89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0281</text:p>
          </table:table-cell>
          <table:table-cell table:style-name="ce10" office:value-type="string" calcext:value-type="string">
            <text:p>Hb - EMOGLOBINA GLICA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8.625" calcext:value-type="float">
            <text:p>89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906</text:p>
          </table:table-cell>
          <table:table-cell table:style-name="ce10" office:value-type="string" calcext:value-type="string">
            <text:p>TEST PERCUTANEI E INTRACUTANEI A LETTURA IMMEDIATA (Fino a 12 allergeni)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.7142857142857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Pneumologia</text:p>
          </table:table-cell>
          <table:table-cell table:style-name="ce10" office:value-type="string" calcext:value-type="string">
            <text:p>3142</text:p>
          </table:table-cell>
          <table:table-cell table:style-name="ce10" office:value-type="string" calcext:value-type="string">
            <text:p>LARINGOSCOPIA E ALTRA TRACHEOSCOP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5.5" calcext:value-type="float">
            <text:p>10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L</text:p>
          </table:table-cell>
          <table:table-cell table:style-name="ce10" office:value-type="string" calcext:value-type="string">
            <text:p>VISITA PNEUMOLOGICA DI CONTR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89" calcext:value-type="float">
            <text:p>18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4.5625" calcext:value-type="float">
            <text:p>235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6666666666666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.6372549019608" calcext:value-type="float">
            <text:p>24</text:p>
          </table:table-cell>
          <table:table-cell table:style-name="ce20" office:value-type="float" office:value="102" calcext:value-type="float">
            <text:p>10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17</text:p>
          </table:table-cell>
          <table:table-cell table:style-name="ce10" office:value-type="string" calcext:value-type="string">
            <text:p>POLISONNOGRAMM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0.8" calcext:value-type="float">
            <text:p>7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5.555555555556" calcext:value-type="float">
            <text:p>166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.6875" calcext:value-type="float">
            <text:p>11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71</text:p>
          </table:table-cell>
          <table:table-cell table:style-name="ce10" office:value-type="string" calcext:value-type="string">
            <text:p>SPIROMETRIA SEMPLIC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5" calcext:value-type="float">
            <text:p>20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2.8" calcext:value-type="float">
            <text:p>4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72</text:p>
          </table:table-cell>
          <table:table-cell table:style-name="ce10" office:value-type="string" calcext:value-type="string">
            <text:p>SPIROMETRIA GLOB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89" calcext:value-type="float">
            <text:p>18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89.736842105263" calcext:value-type="float">
            <text:p>190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71428571428571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.2727272727273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8.1264367816092" calcext:value-type="float">
            <text:p>28</text:p>
          </table:table-cell>
          <table:table-cell table:style-name="ce20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74</text:p>
          </table:table-cell>
          <table:table-cell table:style-name="ce10" office:value-type="string" calcext:value-type="string">
            <text:p>TEST DI BRONCODILATAZIONE FARMACOLO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3.333333333333" calcext:value-type="float">
            <text:p>20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4.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8.8571428571429" calcext:value-type="float">
            <text:p>19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75</text:p>
          </table:table-cell>
          <table:table-cell table:style-name="ce10" office:value-type="string" calcext:value-type="string">
            <text:p>PROVA BRONCODINAMICA CON BRONCOCOSTRITTORE SPECIFICO O ASPECIF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3.8" calcext:value-type="float">
            <text:p>8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82</text:p>
          </table:table-cell>
          <table:table-cell table:style-name="ce10" office:value-type="string" calcext:value-type="string">
            <text:p>SPIROMETRIA GLOBALE CON TECNICA PLETISMOGRAFIC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81818181818182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83</text:p>
          </table:table-cell>
          <table:table-cell table:style-name="ce10" office:value-type="string" calcext:value-type="string">
            <text:p>DIFFUSIONE ALVEOLO-CAPILLARE <text:s/>DEL 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9.3" calcext:value-type="float">
            <text:p>20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.66666666666667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386</text:p>
          </table:table-cell>
          <table:table-cell table:style-name="ce10" office:value-type="string" calcext:value-type="string">
            <text:p>VALUTAZIONE DELLA VENTILAZIONE E DEI GAS ESPIRATI E RELATIVI PARAMETRI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5" calcext:value-type="float">
            <text:p>10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442</text:p>
          </table:table-cell>
          <table:table-cell table:style-name="ce10" office:value-type="string" calcext:value-type="string">
            <text:p>TEST DEL CAMMIN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651</text:p>
          </table:table-cell>
          <table:table-cell table:style-name="ce10" office:value-type="string" calcext:value-type="string">
            <text:p>EMOGASANALISI ARTERIOSA SISTEM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7" calcext:value-type="float">
            <text:p>17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652</text:p>
          </table:table-cell>
          <table:table-cell table:style-name="ce10" office:value-type="string" calcext:value-type="string">
            <text:p>EMOGASANALISI DURANTE RESPIRAZIONE DI O2 AD ALTA CONCENTRAZION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655</text:p>
          </table:table-cell>
          <table:table-cell table:style-name="ce10" office:value-type="string" calcext:value-type="string">
            <text:p>MONITORAGGIO INCRUENTO DELLA SATURAZIONE ARTERIOS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5.25" calcext:value-type="float">
            <text:p>225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7441860465116" calcext:value-type="float">
            <text:p>19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2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33333333333333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6.25" calcext:value-type="float">
            <text:p>166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9.75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875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375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8.75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6.33333333333333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1485</text:p>
          </table:table-cell>
          <table:table-cell table:style-name="ce10" office:value-type="string" calcext:value-type="string">
            <text:p>PRELIEVO DI SANGUE ARTERIOS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5" calcext:value-type="float">
            <text:p>12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83</text:p>
          </table:table-cell>
          <table:table-cell table:style-name="ce10" office:value-type="string" calcext:value-type="string">
            <text:p>TERAPIA OCCUPAZION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8.6666666666667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71</text:p>
          </table:table-cell>
          <table:table-cell table:style-name="ce10" office:value-type="string" calcext:value-type="string">
            <text:p>SOSTITUZIONE NON OPERATORIA DI SUSSIDIO PER IL SISTEMA MUSCOLOSCHELETR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5.5" calcext:value-type="float">
            <text:p>10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2A</text:p>
          </table:table-cell>
          <table:table-cell table:style-name="ce10" office:value-type="string" calcext:value-type="string">
            <text:p>INIEZIONE O INFUSIONE DI FARMACI SPECIFICI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8.2142857142857" calcext:value-type="float">
            <text:p>48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Psichiatria</text:p>
          </table:table-cell>
          <table:table-cell table:style-name="ce10" office:value-type="string" calcext:value-type="string">
            <text:p>94083</text:p>
          </table:table-cell>
          <table:table-cell table:style-name="ce10" office:value-type="string" calcext:value-type="string">
            <text:p>SOMMINISTRAZIONE DI TEST PROIETTIVI E DELLA PERSONALITA'</text:p>
          </table:table-cell>
          <table:table-cell table:style-name="ce10" office:value-type="string" calcext:value-type="string">
            <text:p>CPS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09</text:p>
          </table:table-cell>
          <table:table-cell table:style-name="ce10" office:value-type="string" calcext:value-type="string">
            <text:p>COLLOQUIO PSICOLOGICO CLINICO</text:p>
          </table:table-cell>
          <table:table-cell table:style-name="ce10" office:value-type="string" calcext:value-type="string">
            <text:p>CPS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7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121</text:p>
          </table:table-cell>
          <table:table-cell table:style-name="ce10" office:value-type="string" calcext:value-type="string">
            <text:p>VISITA PSICHIATRICA DI CONTROLLO</text:p>
          </table:table-cell>
          <table:table-cell table:style-name="ce10" office:value-type="string" calcext:value-type="string">
            <text:p>AMB. PSICHIATRICO PORLEZZ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AMBULATORIO PSICHIATRICO 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.P.S. OSSUCC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-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- LONGONE AL SEGRIN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APPIANO GENTIL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8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191</text:p>
          </table:table-cell>
          <table:table-cell table:style-name="ce10" office:value-type="string" calcext:value-type="string">
            <text:p>PRIMA VISITA PSICHIATRICA</text:p>
          </table:table-cell>
          <table:table-cell table:style-name="ce10" office:value-type="string" calcext:value-type="string">
            <text:p>AMB. PSICHIATRICO PORLEZZ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AMBULATORIO PSICHIATRICO 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.P.S. OSSUCC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3333333333333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-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.66666666666667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- LONGONE AL SEGRIN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.5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APPIANO GENTIL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55555555555556" calcext:value-type="float">
            <text:p>3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43</text:p>
          </table:table-cell>
          <table:table-cell table:style-name="ce10" office:value-type="string" calcext:value-type="string">
            <text:p>PSICOTERAPIA INDIVIDUALE</text:p>
          </table:table-cell>
          <table:table-cell table:style-name="ce10" office:value-type="string" calcext:value-type="string">
            <text:p>C.P.S. OSSUCC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CPS APPIANO GENTIL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Radiologia</text:p>
          </table:table-cell>
          <table:table-cell table:style-name="ce10" office:value-type="string" calcext:value-type="string">
            <text:p>06112</text:p>
          </table:table-cell>
          <table:table-cell table:style-name="ce10" office:value-type="string" calcext:value-type="string">
            <text:p>BIOPSIA [PERCUTANEA] [AGOBIOPSIA] DELLA TIROID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6666666666666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75" calcext:value-type="float">
            <text:p>7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40191</text:p>
          </table:table-cell>
          <table:table-cell table:style-name="ce10" office:value-type="string" calcext:value-type="string">
            <text:p>AGOBIOPSIA LINFONODALE ECO-GUIDA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5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3211</text:p>
          </table:table-cell>
          <table:table-cell table:style-name="ce10" office:value-type="string" calcext:value-type="string">
            <text:p>BIOPSIA ECO-GUIDATA DEI TESSUTI MOLL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5112</text:p>
          </table:table-cell>
          <table:table-cell table:style-name="ce10" office:value-type="string" calcext:value-type="string">
            <text:p>BIOPSIA MINIINVSIVA "VACUUM ASSISTED" CON SISTEMA DI GUIDA ECOGRAFIC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562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</text:p>
          </table:table-cell>
          <table:table-cell table:style-name="ce10" office:value-type="string" calcext:value-type="string">
            <text:p>TOMOGRAFIA COMPUTERIZZATA (TC) DEL CAP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.5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2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75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6666666666666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22222222222222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1</text:p>
          </table:table-cell>
          <table:table-cell table:style-name="ce10" office:value-type="string" calcext:value-type="string">
            <text:p>TOMOGRAFIA COMPUTERIZZATA (TC) DEL CAPO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3333333333333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2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5714285714285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2</text:p>
          </table:table-cell>
          <table:table-cell table:style-name="ce10" office:value-type="string" calcext:value-type="string">
            <text:p>TOMOGRAFIA COMPUTERIZZATA (TC) DEL MASSICCIO FACCI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5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3</text:p>
          </table:table-cell>
          <table:table-cell table:style-name="ce10" office:value-type="string" calcext:value-type="string">
            <text:p>TOMOGRAFIA COMPUTERIZZATA (TC) DEL MASSICCIO FACCIALE, SENZA E CON CONTRASTO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4</text:p>
          </table:table-cell>
          <table:table-cell table:style-name="ce10" office:value-type="string" calcext:value-type="string">
            <text:p>TOMOGRAFIA COMPUTERIZZATA (TC) DELLE ARCATE DENTARIE [DENTALSCAN]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5</text:p>
          </table:table-cell>
          <table:table-cell table:style-name="ce10" office:value-type="string" calcext:value-type="string">
            <text:p>TOMOGRAFIA COMPUTERIZZATA (TC) DELL' ORECCHI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U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.5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7</text:p>
          </table:table-cell>
          <table:table-cell table:style-name="ce10" office:value-type="string" calcext:value-type="string">
            <text:p>TOMOGRAFIA COMPUTERIZZATA (TC) DEL C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U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038</text:p>
          </table:table-cell>
          <table:table-cell table:style-name="ce10" office:value-type="string" calcext:value-type="string">
            <text:p>TOMOGRAFIA COMPUTERIZZATA (TC) DEL COLLO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5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2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.66666666666667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113</text:p>
          </table:table-cell>
          <table:table-cell table:style-name="ce10" office:value-type="string" calcext:value-type="string">
            <text:p>ORTOPANORAMICA DELLE ARCATE DENTARI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.0833333333333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6304347826087" calcext:value-type="float">
            <text:p>7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72972972972973" calcext:value-type="float">
            <text:p>9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5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61428571428571" calcext:value-type="float">
            <text:p>6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121</text:p>
          </table:table-cell>
          <table:table-cell table:style-name="ce10" office:value-type="string" calcext:value-type="string">
            <text:p>TELERADIOGRAFIA DEL CRANI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6666666666667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85714285714286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63636363636364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47058823529412" calcext:value-type="float">
            <text:p>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171</text:p>
          </table:table-cell>
          <table:table-cell table:style-name="ce10" office:value-type="string" calcext:value-type="string">
            <text:p>RADIOGRAFIA DEL CRANIO E <text:s/>DEI SENI PARANASALI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5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16666666666667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22</text:p>
          </table:table-cell>
          <table:table-cell table:style-name="ce10" office:value-type="string" calcext:value-type="string">
            <text:p>RADIOGRAFIA DELLA COLONNA CERVICALE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.8181818181818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66666666666667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85185185185185" calcext:value-type="float">
            <text:p>7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.75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18181818181818" calcext:value-type="float">
            <text:p>4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04761904761905" calcext:value-type="float">
            <text:p>6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23</text:p>
          </table:table-cell>
          <table:table-cell table:style-name="ce10" office:value-type="string" calcext:value-type="string">
            <text:p>RADIOGRAFIA DELLA COLONNA TORACICA (DORSALE)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6666666666667" calcext:value-type="float">
            <text:p>2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.2857142857143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6875" calcext:value-type="float">
            <text:p>7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66666666666667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33333333333333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25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2.25" calcext:value-type="float">
            <text:p>22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2.5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0.4285714285714" calcext:value-type="float">
            <text:p>20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33333333333333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97872340425532" calcext:value-type="float">
            <text:p>7</text:p>
          </table:table-cell>
          <table:table-cell table:style-name="ce20" office:value-type="float" office:value="47" calcext:value-type="float">
            <text:p>4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5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13636363636364" calcext:value-type="float">
            <text:p>6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.5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3" calcext:value-type="float">
            <text:p>6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4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45901639344262" calcext:value-type="float">
            <text:p>6</text:p>
          </table:table-cell>
          <table:table-cell table:style-name="ce20" office:value-type="float" office:value="61" calcext:value-type="float">
            <text:p>6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29</text:p>
          </table:table-cell>
          <table:table-cell table:style-name="ce10" office:value-type="string" calcext:value-type="string">
            <text:p>RADIOGRAFIA COMPLETA DELLA COLONN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6666666666667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1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371</text:p>
          </table:table-cell>
          <table:table-cell table:style-name="ce10" office:value-type="string" calcext:value-type="string">
            <text:p>MAMMOGRAFIA <text:s/>BILATER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.7222222222222" calcext:value-type="float">
            <text:p>14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5.625" calcext:value-type="float">
            <text:p>3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59.285714285714" calcext:value-type="float">
            <text:p>159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4.287037037037" calcext:value-type="float">
            <text:p>194</text:p>
          </table:table-cell>
          <table:table-cell table:style-name="ce20" office:value-type="float" office:value="216" calcext:value-type="float">
            <text:p>2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372</text:p>
          </table:table-cell>
          <table:table-cell table:style-name="ce10" office:value-type="string" calcext:value-type="string">
            <text:p>MAMMOGRAFIA MONOLATERAL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7" calcext:value-type="float">
            <text:p>3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63.714285714286" calcext:value-type="float">
            <text:p>264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41</text:p>
          </table:table-cell>
          <table:table-cell table:style-name="ce10" office:value-type="string" calcext:value-type="string">
            <text:p>TOMOGRAFIA COMPUTERIZZATA (TC) DEL TORAC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42857142857143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55555555555556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5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7777777777778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66666666666667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48275862068965" calcext:value-type="float">
            <text:p>7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411</text:p>
          </table:table-cell>
          <table:table-cell table:style-name="ce10" office:value-type="string" calcext:value-type="string">
            <text:p>TOMOGRAFIA COMPUTERIZZATA (TC) DEL TORACE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14285714285714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16666666666667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03448275862069" calcext:value-type="float">
            <text:p>4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85714285714286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.5454545454545" calcext:value-type="float">
            <text:p>12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22222222222222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.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96551724137931" calcext:value-type="float">
            <text:p>6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.1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432</text:p>
          </table:table-cell>
          <table:table-cell table:style-name="ce10" office:value-type="string" calcext:value-type="string">
            <text:p>RADIOGRAFIA MONOLATERALE DI COSTE, STERNO, CLAVICOL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.375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75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.1428571428571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.15384615384615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66666666666667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42465753424658" calcext:value-type="float">
            <text:p>7</text:p>
          </table:table-cell>
          <table:table-cell table:style-name="ce20" office:value-type="float" office:value="73" calcext:value-type="float">
            <text:p>7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.33333333333333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18181818181818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11538461538462" calcext:value-type="float">
            <text:p>6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83333333333333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491</text:p>
          </table:table-cell>
          <table:table-cell table:style-name="ce10" office:value-type="string" calcext:value-type="string">
            <text:p>RADIOGRAFIA DELLA <text:s/>TRACHEA</text:p>
          </table:table-cell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61</text:p>
          </table:table-cell>
          <table:table-cell table:style-name="ce10" office:value-type="string" calcext:value-type="string">
            <text:p>RADIOGRAFIA COMPLETA DEL TUBO DIGERENT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8.25" calcext:value-type="float">
            <text:p>18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711</text:p>
          </table:table-cell>
          <table:table-cell table:style-name="ce10" office:value-type="string" calcext:value-type="string">
            <text:p>TOMOGRAFIA COMPUTERIZZATA (TC) DEI RENI, SENZA E CON CONTRASTO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U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76</text:p>
          </table:table-cell>
          <table:table-cell table:style-name="ce10" office:value-type="string" calcext:value-type="string">
            <text:p>CISTOURETROGRAFIA RETROGRAD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79</text:p>
          </table:table-cell>
          <table:table-cell table:style-name="ce10" office:value-type="string" calcext:value-type="string">
            <text:p>RADIOGRAFIA DELL' APPARATO URINARI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783</text:p>
          </table:table-cell>
          <table:table-cell table:style-name="ce10" office:value-type="string" calcext:value-type="string">
            <text:p>ISTEROSALPINGOGRAF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25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011</text:p>
          </table:table-cell>
          <table:table-cell table:style-name="ce10" office:value-type="string" calcext:value-type="string">
            <text:p>TOMOGRAFIA COMPUTERIZZATA (TC) DELL' ADDOME SUPERIO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012</text:p>
          </table:table-cell>
          <table:table-cell table:style-name="ce10" office:value-type="string" calcext:value-type="string">
            <text:p>TOMOGRAFIA COMPUTERIZZATA (TC) DELL' ADDOME SUPERIORE,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6666666666666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014</text:p>
          </table:table-cell>
          <table:table-cell table:style-name="ce10" office:value-type="string" calcext:value-type="string">
            <text:p>TOMOGRAFIA COMPUTERIZZATA (TC) DELL' ADDOME INFERIORE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015</text:p>
          </table:table-cell>
          <table:table-cell table:style-name="ce10" office:value-type="string" calcext:value-type="string">
            <text:p>TOMOGRAFIA COMPUTERIZZATA (TC) DELL' ADDOME COMPLE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5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3333333333333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016</text:p>
          </table:table-cell>
          <table:table-cell table:style-name="ce10" office:value-type="string" calcext:value-type="string">
            <text:p>TOMOGRAFIA COMPUTERIZZATA (TC) DELL' ADDOME COMPLETO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8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.42857142857143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24137931034483" calcext:value-type="float">
            <text:p>4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25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.25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.8888888888889" calcext:value-type="float">
            <text:p>11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63157894736842" calcext:value-type="float">
            <text:p>7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.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32" calcext:value-type="float">
            <text:p>6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.81818181818182" calcext:value-type="float">
            <text:p>6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1</text:p>
          </table:table-cell>
          <table:table-cell table:style-name="ce10" office:value-type="string" calcext:value-type="string">
            <text:p>RADIOGRAFIA DI SPALLA, BRACCIO, TORACO-BRACHI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6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2" calcext:value-type="float">
            <text:p>2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2.4347826086957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5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79310344827586" calcext:value-type="float">
            <text:p>7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0.5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63636363636364" calcext:value-type="float">
            <text:p>9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.6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88372093023256" calcext:value-type="float">
            <text:p>8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2</text:p>
          </table:table-cell>
          <table:table-cell table:style-name="ce10" office:value-type="string" calcext:value-type="string">
            <text:p>RADIOGRAFIA DI GOMITO, AVAMBRACCI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5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1.5555555555556" calcext:value-type="float">
            <text:p>32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.5" calcext:value-type="float">
            <text:p>1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5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6666666666667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.7777777777778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3</text:p>
          </table:table-cell>
          <table:table-cell table:style-name="ce10" office:value-type="string" calcext:value-type="string">
            <text:p>RADIOGRAFIA DI POLSO, MAN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2.3409090909091" calcext:value-type="float">
            <text:p>22</text:p>
          </table:table-cell>
          <table:table-cell table:style-name="ce20" office:value-type="float" office:value="44" calcext:value-type="float">
            <text:p>4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0.4444444444444" calcext:value-type="float">
            <text:p>20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6.6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86666666666667" calcext:value-type="float">
            <text:p>1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57142857142857" calcext:value-type="float">
            <text:p>9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13888888888889" calcext:value-type="float">
            <text:p>8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6</text:p>
          </table:table-cell>
          <table:table-cell table:style-name="ce10" office:value-type="string" calcext:value-type="string">
            <text:p>RADIOGRAFIA DI BACINO, AN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1.25" calcext:value-type="float">
            <text:p>21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85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52631578947368" calcext:value-type="float">
            <text:p>7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95454545454545" calcext:value-type="float">
            <text:p>6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.25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54285714285714" calcext:value-type="float">
            <text:p>10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7</text:p>
          </table:table-cell>
          <table:table-cell table:style-name="ce10" office:value-type="string" calcext:value-type="string">
            <text:p>RADIOGRAFIA DI FEMORE, GINOCCHIO, GAMB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0.5789473684211" calcext:value-type="float">
            <text:p>21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5" calcext:value-type="float">
            <text:p>16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6.83333333333333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39130434782609" calcext:value-type="float">
            <text:p>6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9.5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.36842105263158" calcext:value-type="float">
            <text:p>9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8.1666666666667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.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75" calcext:value-type="float">
            <text:p>8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5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8</text:p>
          </table:table-cell>
          <table:table-cell table:style-name="ce10" office:value-type="string" calcext:value-type="string">
            <text:p>RADIOGRAFIA DI CAVIGLIA, <text:s/>PIED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.5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1.4102564102564" calcext:value-type="float">
            <text:p>21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.4285714285714" calcext:value-type="float">
            <text:p>1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6.4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95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.3125" calcext:value-type="float">
            <text:p>11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4" calcext:value-type="float">
            <text:p>44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33333333333333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45454545454545" calcext:value-type="float">
            <text:p>7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.25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91</text:p>
          </table:table-cell>
          <table:table-cell table:style-name="ce10" office:value-type="string" calcext:value-type="string">
            <text:p>RADIOGRAFIA COMPLETA DEGLI ARTI INFERIORI E DEL BACINO SOTTO CARICO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292</text:p>
          </table:table-cell>
          <table:table-cell table:style-name="ce10" office:value-type="string" calcext:value-type="string">
            <text:p>RADIOGRAFIA <text:s/>ASSIALE DELLA ROTULA</text:p>
          </table:table-cell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33333333333333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331</text:p>
          </table:table-cell>
          <table:table-cell table:style-name="ce10" office:value-type="string" calcext:value-type="string">
            <text:p>STUDIO DELL' ETA' OSSE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33333333333333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381</text:p>
          </table:table-cell>
          <table:table-cell table:style-name="ce10" office:value-type="string" calcext:value-type="string">
            <text:p>TOMOGRAFIA COMPUTERIZZATA <text:s/>(TC) DEL RACHIDE E DELLO SPECO VERTEBRAL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.5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66666666666667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5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383</text:p>
          </table:table-cell>
          <table:table-cell table:style-name="ce10" office:value-type="string" calcext:value-type="string">
            <text:p>TOMOGRAFIA COMPUTERIZZATA <text:s/>(TC) DI SPALLA, GOMITO, POLSO E MAN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U</text:p>
          </table:table-cell>
          <table:table-cell table:style-name="ce11" office:value-type="float" office:value="2.33333333333333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U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384</text:p>
          </table:table-cell>
          <table:table-cell table:style-name="ce10" office:value-type="string" calcext:value-type="string">
            <text:p>TOMOGRAFIA COMPUTERIZZATA <text:s/>(TC) DI SPALLA, GOMITO, POLSO E MANO,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385</text:p>
          </table:table-cell>
          <table:table-cell table:style-name="ce10" office:value-type="string" calcext:value-type="string">
            <text:p>TOMOGRAFIA COMPUTERIZZATA (TC) DEL BACIN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386</text:p>
          </table:table-cell>
          <table:table-cell table:style-name="ce10" office:value-type="string" calcext:value-type="string">
            <text:p>TOMOGRAFIA COMPUTERIZZATA (TC) DI FEMORE, GINOCCHIO, CAVIGLIA E PIED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387</text:p>
          </table:table-cell>
          <table:table-cell table:style-name="ce10" office:value-type="string" calcext:value-type="string">
            <text:p>TOMOGRAFIA COMPUTERIZZATA (TC) DI FEMORE, GINOCCHIO, CAVIGLIA E PIEDE,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14</text:p>
          </table:table-cell>
          <table:table-cell table:style-name="ce10" office:value-type="string" calcext:value-type="string">
            <text:p>DIAGNOSTICA ECOGRAFICA DEL CAPO E DEL COLL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8.75" calcext:value-type="float">
            <text:p>2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5.038461538462" calcext:value-type="float">
            <text:p>115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5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36842105263158" calcext:value-type="float">
            <text:p>6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3.8571428571429" calcext:value-type="float">
            <text:p>5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4444444444444" calcext:value-type="float">
            <text:p>19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25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09090909090909" calcext:value-type="float">
            <text:p>6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3333333333333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31</text:p>
          </table:table-cell>
          <table:table-cell table:style-name="ce10" office:value-type="string" calcext:value-type="string">
            <text:p>ECOGRAFIA BILATERALE DELLA MAMMELL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.1428571428571" calcext:value-type="float">
            <text:p>12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5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1.8333333333333" calcext:value-type="float">
            <text:p>22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.33333333333333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8.8571428571429" calcext:value-type="float">
            <text:p>3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53.714285714286" calcext:value-type="float">
            <text:p>15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9.185185185185" calcext:value-type="float">
            <text:p>199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.33333333333333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32</text:p>
          </table:table-cell>
          <table:table-cell table:style-name="ce10" office:value-type="string" calcext:value-type="string">
            <text:p>ECOGRAFIA MONOLATERALE DELLA MAMMELL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7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7" calcext:value-type="float">
            <text:p>3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0.75" calcext:value-type="float">
            <text:p>101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33</text:p>
          </table:table-cell>
          <table:table-cell table:style-name="ce10" office:value-type="string" calcext:value-type="string">
            <text:p>ECOGRAFIA <text:s/>POLMONAR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68" calcext:value-type="float">
            <text:p>36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35</text:p>
          </table:table-cell>
          <table:table-cell table:style-name="ce10" office:value-type="string" calcext:value-type="string">
            <text:p>ECO(COLOR)DOPPLER DEI TRONCHI SOVRAAORTICI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5.3125" calcext:value-type="float">
            <text:p>85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1.6666666666667" calcext:value-type="float">
            <text:p>7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26666666666667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1.953488372093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41</text:p>
          </table:table-cell>
          <table:table-cell table:style-name="ce10" office:value-type="string" calcext:value-type="string">
            <text:p>ECOGRAFIA DELL' ADDOME SUPERIOR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33333333333333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5.5" calcext:value-type="float">
            <text:p>9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5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8.5" calcext:value-type="float">
            <text:p>29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.8333333333333" calcext:value-type="float">
            <text:p>1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8.8" calcext:value-type="float">
            <text:p>3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33333333333333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3.5" calcext:value-type="float">
            <text:p>3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42</text:p>
          </table:table-cell>
          <table:table-cell table:style-name="ce10" office:value-type="string" calcext:value-type="string">
            <text:p>ECO(COLOR)DOPPLER DEL FEGATO E DELLE VIE BILIAR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8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45</text:p>
          </table:table-cell>
          <table:table-cell table:style-name="ce10" office:value-type="string" calcext:value-type="string">
            <text:p>ECO(COLOR)DOPPLER DEI RENI E DEI SURREN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2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6.4285714285714" calcext:value-type="float">
            <text:p>3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4A</text:p>
          </table:table-cell>
          <table:table-cell table:style-name="ce10" office:value-type="string" calcext:value-type="string">
            <text:p>ECOGRAFIA DELL' ADDOME SUPERIORE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75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51</text:p>
          </table:table-cell>
          <table:table-cell table:style-name="ce10" office:value-type="string" calcext:value-type="string">
            <text:p>ECOGRAFIA DELL' ADDOME INFERIOR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5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81" calcext:value-type="float">
            <text:p>18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.66666666666667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5A</text:p>
          </table:table-cell>
          <table:table-cell table:style-name="ce10" office:value-type="string" calcext:value-type="string">
            <text:p>ECOGRAFIA DELL' ADDOME INFERIORE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61</text:p>
          </table:table-cell>
          <table:table-cell table:style-name="ce10" office:value-type="string" calcext:value-type="string">
            <text:p>ECOGRAFIA ADDOME COMPLE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7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.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6.4054054054054" calcext:value-type="float">
            <text:p>96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4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4.83333333333333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86666666666667" calcext:value-type="float">
            <text:p>6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6.8" calcext:value-type="float">
            <text:p>27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.375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7.2" calcext:value-type="float">
            <text:p>17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5416666666667" calcext:value-type="float">
            <text:p>20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5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.5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6.75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.2142857142857" calcext:value-type="float">
            <text:p>10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3333333333333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1.6428571428571" calcext:value-type="float">
            <text:p>22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66666666666667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62</text:p>
          </table:table-cell>
          <table:table-cell table:style-name="ce10" office:value-type="string" calcext:value-type="string">
            <text:p>ECOGRAFIA DI GROSSI VASI ADDOMINALI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53" calcext:value-type="float">
            <text:p>5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72</text:p>
          </table:table-cell>
          <table:table-cell table:style-name="ce10" office:value-type="string" calcext:value-type="string">
            <text:p>ECO(COLOR)DOPPLERGRAFIA DEGLI ARTI SUPERIORI O INFERIORI O DISTRETTUALE, ARTERIOSA O VENOS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14285714285714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5" calcext:value-type="float">
            <text:p>3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9.5" calcext:value-type="float">
            <text:p>11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5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66666666666667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66666666666667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2.3333333333333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3.6538461538462" calcext:value-type="float">
            <text:p>44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75" calcext:value-type="float">
            <text:p>4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1</text:p>
          </table:table-cell>
          <table:table-cell table:style-name="ce10" office:value-type="string" calcext:value-type="string">
            <text:p>ECOGRAFIA DELLA CUTE E DEL TESSUTO SOTTOCUTANE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5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9.5" calcext:value-type="float">
            <text:p>3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5.7777777777778" calcext:value-type="float">
            <text:p>5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6" calcext:value-type="float">
            <text:p>5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9" calcext:value-type="float">
            <text:p>19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4.2857142857143" calcext:value-type="float">
            <text:p>24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2.6666666666667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21" calcext:value-type="float">
            <text:p>12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2</text:p>
          </table:table-cell>
          <table:table-cell table:style-name="ce10" office:value-type="string" calcext:value-type="string">
            <text:p>ECOGRAFIA OSTEOARTICOL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3</text:p>
          </table:table-cell>
          <table:table-cell table:style-name="ce10" office:value-type="string" calcext:value-type="string">
            <text:p>ECOGRAFIA MUSCOLOTENDINE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4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5" calcext:value-type="float">
            <text:p>3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2.3157894736842" calcext:value-type="float">
            <text:p>72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.66666666666667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.53333333333333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18" calcext:value-type="float">
            <text:p>1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4.5" calcext:value-type="float">
            <text:p>2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7.0909090909091" calcext:value-type="float">
            <text:p>17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23" calcext:value-type="float">
            <text:p>1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3.25" calcext:value-type="float">
            <text:p>23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6</text:p>
          </table:table-cell>
          <table:table-cell table:style-name="ce10" office:value-type="string" calcext:value-type="string">
            <text:p>ECOGRAFIA DEI TESTICOLI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66666666666667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.5" calcext:value-type="float">
            <text:p>2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2" calcext:value-type="float">
            <text:p>4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7</text:p>
          </table:table-cell>
          <table:table-cell table:style-name="ce10" office:value-type="string" calcext:value-type="string">
            <text:p>ECOGRAFIA TRANSVAGIN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02</text:p>
          </table:table-cell>
          <table:table-cell table:style-name="ce10" office:value-type="string" calcext:value-type="string">
            <text:p>RICOSTRUZIONE TRIDIMENSIONALE TC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66666666666667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6" calcext:value-type="float">
            <text:p>4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.6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11</text:p>
          </table:table-cell>
          <table:table-cell table:style-name="ce10" office:value-type="string" calcext:value-type="string">
            <text:p>RISONANZA MAGNETICA NUCLEARE (RM) DEL CERVELLO E DEL TRONCO ENCEFAL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4" calcext:value-type="float">
            <text:p>3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6.7857142857143" calcext:value-type="float">
            <text:p>27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.5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6.0833333333333" calcext:value-type="float">
            <text:p>66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.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12</text:p>
          </table:table-cell>
          <table:table-cell table:style-name="ce10" office:value-type="string" calcext:value-type="string">
            <text:p>RISONANZA MAGNETICA NUCLEARE (RM) DEL CERVELLO E DEL TRONCO ENCEFALICO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1.5" calcext:value-type="float">
            <text:p>32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9.3636363636364" calcext:value-type="float">
            <text:p>29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08333333333333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7.21875" calcext:value-type="float">
            <text:p>57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6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13</text:p>
          </table:table-cell>
          <table:table-cell table:style-name="ce10" office:value-type="string" calcext:value-type="string">
            <text:p>RISONANZA MAGNETICA NUCLEARE (RM) DEL MASSICCIO FACCI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U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14</text:p>
          </table:table-cell>
          <table:table-cell table:style-name="ce10" office:value-type="string" calcext:value-type="string">
            <text:p>RISONANZA MAGNETICA NUCLEARE (RM) DEL MASSICCIO FACCIALE,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15</text:p>
          </table:table-cell>
          <table:table-cell table:style-name="ce10" office:value-type="string" calcext:value-type="string">
            <text:p>ANGIO- RM DEL DISTRETTO VASCOLARE INTRACRAN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5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26.5" calcext:value-type="float">
            <text:p>12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17</text:p>
          </table:table-cell>
          <table:table-cell table:style-name="ce10" office:value-type="string" calcext:value-type="string">
            <text:p>RISONANZA MAGNETICA NUCLEARE (RM) DEL COLLO,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25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21</text:p>
          </table:table-cell>
          <table:table-cell table:style-name="ce10" office:value-type="string" calcext:value-type="string">
            <text:p>RISONANZA MAGNETICA NUCLEARE (RM) DEL TORACE, SENZA E CON CONTRAS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26</text:p>
          </table:table-cell>
          <table:table-cell table:style-name="ce10" office:value-type="string" calcext:value-type="string">
            <text:p>RISONANZA MAGNETICA NUCLEARE (RM) DELLA MAMMELL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28</text:p>
          </table:table-cell>
          <table:table-cell table:style-name="ce10" office:value-type="string" calcext:value-type="string">
            <text:p>RISONANZA MAGNETICA NUCLEARE (RM) DELLA MAMMELL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1666666666666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3</text:p>
          </table:table-cell>
          <table:table-cell table:style-name="ce10" office:value-type="string" calcext:value-type="string">
            <text:p>RISONANZA MAGNETICA NUCLEARE (RM) DELLA COLONN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.08333333333333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7.5" calcext:value-type="float">
            <text:p>1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2.5833333333333" calcext:value-type="float">
            <text:p>23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1.6875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33333333333333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0" calcext:value-type="float">
            <text:p>50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.75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31</text:p>
          </table:table-cell>
          <table:table-cell table:style-name="ce10" office:value-type="string" calcext:value-type="string">
            <text:p>RISONANZA MAGNETICA NUCLEARE (RM) DELLA COLONNA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8.25" calcext:value-type="float">
            <text:p>1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2.0909090909091" calcext:value-type="float">
            <text:p>42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41</text:p>
          </table:table-cell>
          <table:table-cell table:style-name="ce10" office:value-type="string" calcext:value-type="string">
            <text:p>RISONANZA MAGNETICA NUCLEARE (RM) MUSCOLOSCHELETR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2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9.2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75" calcext:value-type="float">
            <text:p>2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.57142857142857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6.27777777777778" calcext:value-type="float">
            <text:p>6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42</text:p>
          </table:table-cell>
          <table:table-cell table:style-name="ce10" office:value-type="string" calcext:value-type="string">
            <text:p>RISONANZA MAGNETICA NUCLEARE (RM) MUSCOLOSCHELETRICA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9.5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6.6666666666667" calcext:value-type="float">
            <text:p>9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51</text:p>
          </table:table-cell>
          <table:table-cell table:style-name="ce10" office:value-type="string" calcext:value-type="string">
            <text:p>RISONANZA MAGNETICA NUCLEARE (RM) DELL'ADDOME SUPERIORE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52</text:p>
          </table:table-cell>
          <table:table-cell table:style-name="ce10" office:value-type="string" calcext:value-type="string">
            <text:p>RISONANZA MAGNETICA NUCLEARE (RM) DELL'ADDOME SUPERIORE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4.75" calcext:value-type="float">
            <text:p>3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33333333333333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58.1538461538462" calcext:value-type="float">
            <text:p>58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.33333333333333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53</text:p>
          </table:table-cell>
          <table:table-cell table:style-name="ce10" office:value-type="string" calcext:value-type="string">
            <text:p>ANGIO RM DELL'ADDOME SUPERIO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54</text:p>
          </table:table-cell>
          <table:table-cell table:style-name="ce10" office:value-type="string" calcext:value-type="string">
            <text:p>RISONANZA MAGNETICA NUCLEARE (RM) DELL'ADDOME INFERIORE E SCAVO PELVIC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55</text:p>
          </table:table-cell>
          <table:table-cell table:style-name="ce10" office:value-type="string" calcext:value-type="string">
            <text:p>RISONANZA MAGNETICA NUCLEARE (RM) DELL'ADDOME INFERIORE E SCAVO PELVICO, SENZA E CON CONTRAST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7.3333333333333" calcext:value-type="float">
            <text:p>37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33333333333333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56</text:p>
          </table:table-cell>
          <table:table-cell table:style-name="ce10" office:value-type="string" calcext:value-type="string">
            <text:p>ANGIO RM DELL'ADDOME INFERIO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992</text:p>
          </table:table-cell>
          <table:table-cell table:style-name="ce10" office:value-type="string" calcext:value-type="string">
            <text:p>DENSITOMETRIA OSSEA CON TECNICA DI ASSORBIMENTO A <text:s/>RAGGI X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33333333333333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7.14285714285714" calcext:value-type="float">
            <text:p>7</text:p>
          </table:table-cell>
          <table:table-cell table:style-name="ce20"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Radioterapia</text:p>
          </table:table-cell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8444444444444" calcext:value-type="float">
            <text:p>2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M</text:p>
          </table:table-cell>
          <table:table-cell table:style-name="ce10" office:value-type="string" calcext:value-type="string">
            <text:p>VISITA RADIOTERAPICA DI CONTROLL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6.83660130719" calcext:value-type="float">
            <text:p>247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7</text:p>
          </table:table-cell>
          <table:table-cell table:style-name="ce10" office:value-type="string" calcext:value-type="string">
            <text:p>VISITA MULTIDISCIPLIN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7.130434782609" calcext:value-type="float">
            <text:p>127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C1</text:p>
          </table:table-cell>
          <table:table-cell table:style-name="ce10" office:value-type="string" calcext:value-type="string">
            <text:p>PRIMA VISITA DI RADIOTERAP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5.5" calcext:value-type="float">
            <text:p>3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4.9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45</text:p>
          </table:table-cell>
          <table:table-cell table:style-name="ce10" office:value-type="string" calcext:value-type="string">
            <text:p>TELETERAPIA CON ACCELERATORE LINEARE CON CAMPI MULTIPLI O DI MOVIMENTO, TECNICHE 3D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.8045977011494" calcext:value-type="float">
            <text:p>28</text:p>
          </table:table-cell>
          <table:table-cell table:style-name="ce12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46</text:p>
          </table:table-cell>
          <table:table-cell table:style-name="ce10" office:value-type="string" calcext:value-type="string">
            <text:p>TELETERAPIA CON ACCELERATORE LINEARE CON CAMPI MULTIPLI O DI MOVIMENTO, TECNICHE CON MODULAZIONE DI INTENSITA'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3291925465839" calcext:value-type="float">
            <text:p>25</text:p>
          </table:table-cell>
          <table:table-cell table:style-name="ce12" office:value-type="float" office:value="483" calcext:value-type="float">
            <text:p>48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47</text:p>
          </table:table-cell>
          <table:table-cell table:style-name="ce10" office:value-type="string" calcext:value-type="string">
            <text:p>RADIOTERAPIA STEREOTASSICA UNICA <text:s/>O PRIMA SEDU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48</text:p>
          </table:table-cell>
          <table:table-cell table:style-name="ce10" office:value-type="string" calcext:value-type="string">
            <text:p>RADIOTERAPIA STEREOTASSICA SEDUTE SUCESSIVE ALLA PRIM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51</text:p>
          </table:table-cell>
          <table:table-cell table:style-name="ce10" office:value-type="string" calcext:value-type="string">
            <text:p>TELETERAPIA CON ELETTRONI A UNO O PIU' CAMPI FISSI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1</text:p>
          </table:table-cell>
          <table:table-cell table:style-name="ce10" office:value-type="string" calcext:value-type="string">
            <text:p>INDIVIDUAZIONE DEL VOLUME BERSAGLIO E SIMULAZION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2</text:p>
          </table:table-cell>
          <table:table-cell table:style-name="ce10" office:value-type="string" calcext:value-type="string">
            <text:p>INDIVIDUAZIONE DEL VOLUME BERSAGLIO E SIMULAZION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.3333333333333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4</text:p>
          </table:table-cell>
          <table:table-cell table:style-name="ce10" office:value-type="string" calcext:value-type="string">
            <text:p>STUDIO FISICO-DOSIMETRIC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7</text:p>
          </table:table-cell>
          <table:table-cell table:style-name="ce10" office:value-type="string" calcext:value-type="string">
            <text:p>SCHERMATURA PERSONALIZZAT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7487684729064" calcext:value-type="float">
            <text:p>26</text:p>
          </table:table-cell>
          <table:table-cell table:style-name="ce12" office:value-type="float" office:value="203" calcext:value-type="float">
            <text:p>20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8</text:p>
          </table:table-cell>
          <table:table-cell table:style-name="ce10" office:value-type="string" calcext:value-type="string">
            <text:p>SISTEMA DI IMMOBILIZZAZIONE PERSONALIZZAT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.3333333333333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B</text:p>
          </table:table-cell>
          <table:table-cell table:style-name="ce10" office:value-type="string" calcext:value-type="string">
            <text:p>STUDIO FISICO-DOSIMETRICO 3D CON ELABORATORE SU SCANSIONI TC DI "ELEVATA COMPLESSITA'"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C</text:p>
          </table:table-cell>
          <table:table-cell table:style-name="ce10" office:value-type="string" calcext:value-type="string">
            <text:p>STUDIO FISICO-DOSIMETRICO CON ELABORATORE SU SCANSIONI TC IN MODALITA' IMRT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3" calcext:value-type="float">
            <text:p>2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D</text:p>
          </table:table-cell>
          <table:table-cell table:style-name="ce10" office:value-type="string" calcext:value-type="string">
            <text:p>FUSIONE DI IMMAGINI (RM, TC/PET, VOLUMI BIOLOGICI, VOLUMI MOLECOLARI) CON TC DI PIANIFICAZION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F</text:p>
          </table:table-cell>
          <table:table-cell table:style-name="ce10" office:value-type="string" calcext:value-type="string">
            <text:p>DEFINIZIONE DEL VOLUME BERSAGLIO E DEGLI ORGANI A RISCHIO PER TECNICHE 3D E IMRT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.2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G</text:p>
          </table:table-cell>
          <table:table-cell table:style-name="ce10" office:value-type="string" calcext:value-type="string">
            <text:p>CONTROLLO DEL SET UP INIZIALE PER PRIMA SEDUTA, CONTROLLO PORTALE E/O DELLA RIPETIBILITA' DEL SET UP DEL PAZIENT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.8817204301075" calcext:value-type="float">
            <text:p>23</text:p>
          </table:table-cell>
          <table:table-cell table:style-name="ce12" office:value-type="float" office:value="279" calcext:value-type="float">
            <text:p>27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H</text:p>
          </table:table-cell>
          <table:table-cell table:style-name="ce10" office:value-type="string" calcext:value-type="string">
            <text:p>RADIOTERAPIA CON GATING RESPIRATORIO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3" calcext:value-type="float">
            <text:p>23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J</text:p>
          </table:table-cell>
          <table:table-cell table:style-name="ce10" office:value-type="string" calcext:value-type="string">
            <text:p>RADIOTERAPIA GUIDATA DA IMMAGINI [IGRT]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4.5873015873016" calcext:value-type="float">
            <text:p>35</text:p>
          </table:table-cell>
          <table:table-cell table:style-name="ce12" office:value-type="float" office:value="252" calcext:value-type="float">
            <text:p>25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K</text:p>
          </table:table-cell>
          <table:table-cell table:style-name="ce10" office:value-type="string" calcext:value-type="string">
            <text:p>RADIOTERAPIA CON TECNICHE AD INTENSITA' MODULATA AD ARCHI MULTIPLI O DI TIPO ELICALE CON CONTROLLO DEL POSIZIONAMENTO DEL PAZIENTE (IGRT) CON TAC INTEGRATA (FINO A 5 SEDUTE)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229L</text:p>
          </table:table-cell>
          <table:table-cell table:style-name="ce10" office:value-type="string" calcext:value-type="string">
            <text:p>RADIOTERAPIA CON TECNICHE AD INTENSITA' MODULATA AD ARCHI MULTIPLI O DI TIPO ELICALE CON CONTROLLO DEL POSIZIONAMENTO DEL PAZIENTE (IGRT) CON TAC INTEGRATA (PIU' DI 5 SEDUTE)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.1428571428571" calcext:value-type="float">
            <text:p>2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Recupero e riabilitazione funzionale</text:p>
          </table:table-cell>
          <table:table-cell table:style-name="ce10" office:value-type="string" calcext:value-type="string">
            <text:p>8192</text:p>
          </table:table-cell>
          <table:table-cell table:style-name="ce10" office:value-type="string" calcext:value-type="string">
            <text:p>INIEZIONE DI SOSTANZE TERAPEUTICHE NELL'ARTICOLAZIONE O NEL LEGAMENTO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71428571428571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</text:p>
          </table:table-cell>
          <table:table-cell table:style-name="ce10" office:value-type="string" calcext:value-type="string">
            <text:p>VISITA DI CONTROLLO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4.037037037037" calcext:value-type="float">
            <text:p>34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.4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.8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5.4142857142857" calcext:value-type="float">
            <text:p>25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6.15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.2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.41176470588235" calcext:value-type="float">
            <text:p>2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5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5.33333333333333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29166666666667" calcext:value-type="float">
            <text:p>8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57142857142857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.2666666666667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" calcext:value-type="float">
            <text:p>13</text:p>
          </table:table-cell>
          <table:table-cell table:style-name="ce20" office:value-type="float" office:value="81" calcext:value-type="float">
            <text:p>8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7.83333333333333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12</text:p>
          </table:table-cell>
          <table:table-cell table:style-name="ce10" office:value-type="string" calcext:value-type="string">
            <text:p>VALUTAZIONE FUNZIONALE SEGMENTARI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41</text:p>
          </table:table-cell>
          <table:table-cell table:style-name="ce10" office:value-type="string" calcext:value-type="string">
            <text:p>VALUTAZIONE MANUALE DI FUNZIONE MUSCOLAR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42</text:p>
          </table:table-cell>
          <table:table-cell table:style-name="ce10" office:value-type="string" calcext:value-type="string">
            <text:p>VALUTAZIONE MANUALE DI FUNZIONE MUSCOLARE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2.5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.30769230769231" calcext:value-type="float">
            <text:p>7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7.7702702702703" calcext:value-type="float">
            <text:p>28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086</text:p>
          </table:table-cell>
          <table:table-cell table:style-name="ce10" office:value-type="string" calcext:value-type="string">
            <text:p>STIMOLAZIONE RIPETITIV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5.3333333333333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111</text:p>
          </table:table-cell>
          <table:table-cell table:style-name="ce10" office:value-type="string" calcext:value-type="string">
            <text:p>RIEDUCAZIONE MOTORIA INDIVIDUALE IN MOTULESO GRAVE STRUMENTALE COMPLESSA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.6666666666667" calcext:value-type="float">
            <text:p>17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112</text:p>
          </table:table-cell>
          <table:table-cell table:style-name="ce10" office:value-type="string" calcext:value-type="string">
            <text:p>RIEDUCAZIONE MOTORIA INDIVIDUALE IN MOTULESO GRAVE SEMPLIC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78.6666666666667" calcext:value-type="float">
            <text:p>7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113</text:p>
          </table:table-cell>
          <table:table-cell table:style-name="ce10" office:value-type="string" calcext:value-type="string">
            <text:p>RIEDUCAZIONE MOTORIA INDIVIDUALE IN MOTULESO SEGMENTALE STRUMENTALE COMPLESSA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2.2" calcext:value-type="float">
            <text:p>32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36363636363636" calcext:value-type="float">
            <text:p>6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.5757575757576" calcext:value-type="float">
            <text:p>22</text:p>
          </table:table-cell>
          <table:table-cell table:style-name="ce12" office:value-type="float" office:value="642" calcext:value-type="float">
            <text:p>64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114</text:p>
          </table:table-cell>
          <table:table-cell table:style-name="ce10" office:value-type="string" calcext:value-type="string">
            <text:p>RIEDUCAZIONE MOTORIA INDIVIDUALE IN MOTULESO SEGMENTALE SEMPLICE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1.5" calcext:value-type="float">
            <text:p>32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16</text:p>
          </table:table-cell>
          <table:table-cell table:style-name="ce10" office:value-type="string" calcext:value-type="string">
            <text:p>MOBILIZZAZIONE DI ALTRE ARTICOLAZIONI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81666666666667" calcext:value-type="float">
            <text:p>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181</text:p>
          </table:table-cell>
          <table:table-cell table:style-name="ce10" office:value-type="string" calcext:value-type="string">
            <text:p>ESERCIZI RESPIRATORI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191</text:p>
          </table:table-cell>
          <table:table-cell table:style-name="ce10" office:value-type="string" calcext:value-type="string">
            <text:p>ESERCIZI POSTURALI - PROPRIOCETTIVI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0.6470588235294" calcext:value-type="float">
            <text:p>31</text:p>
          </table:table-cell>
          <table:table-cell table:style-name="ce12" office:value-type="float" office:value="161" calcext:value-type="float">
            <text:p>16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.36363636363636" calcext:value-type="float">
            <text:p>6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8" calcext:value-type="float">
            <text:p>5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5208333333333" calcext:value-type="float">
            <text:p>25</text:p>
          </table:table-cell>
          <table:table-cell table:style-name="ce12" office:value-type="float" office:value="472" calcext:value-type="float">
            <text:p>47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22</text:p>
          </table:table-cell>
          <table:table-cell table:style-name="ce10" office:value-type="string" calcext:value-type="string">
            <text:p>TRAINING DEAMBULATORI E DEL PASSO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1.3" calcext:value-type="float">
            <text:p>31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4.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8" calcext:value-type="float">
            <text:p>5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2.4" calcext:value-type="float">
            <text:p>22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26</text:p>
          </table:table-cell>
          <table:table-cell table:style-name="ce10" office:value-type="string" calcext:value-type="string">
            <text:p>RISOLUZIONE MANUALE DI ADERENZE ARTICOLARI</text:p>
          </table:table-cell>
          <table:table-cell table:style-name="ce10" office:value-type="string" calcext:value-type="string">
            <text:p>AMBULATORIO CERNOBBIO RIABIL.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4.2424242424242" calcext:value-type="float">
            <text:p>24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3.5555555555556" calcext:value-type="float">
            <text:p>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392</text:p>
          </table:table-cell>
          <table:table-cell table:style-name="ce10" office:value-type="string" calcext:value-type="string">
            <text:p>MASSOTERAPIA PER DRENAGGIO LINFAT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8.384615384615" calcext:value-type="float">
            <text:p>128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393</text:p>
          </table:table-cell>
          <table:table-cell table:style-name="ce10" office:value-type="string" calcext:value-type="string">
            <text:p>PRESSOTERAPIA O PRESSO-DEPRESSOTERAPIA INTERMITTENT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05" calcext:value-type="float">
            <text:p>30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395</text:p>
          </table:table-cell>
          <table:table-cell table:style-name="ce10" office:value-type="string" calcext:value-type="string">
            <text:p>ELETTROTERAPIA ANTAL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3.8" calcext:value-type="float">
            <text:p>14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4.2857142857143" calcext:value-type="float">
            <text:p>34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05263157894737" calcext:value-type="float">
            <text:p>9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398</text:p>
          </table:table-cell>
          <table:table-cell table:style-name="ce10" office:value-type="string" calcext:value-type="string">
            <text:p>MAGNETOTERAPIA</text:p>
          </table:table-cell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" calcext:value-type="float">
            <text:p>16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399</text:p>
          </table:table-cell>
          <table:table-cell table:style-name="ce10" office:value-type="string" calcext:value-type="string">
            <text:p>ULTRASONOTERAPI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.8" calcext:value-type="float">
            <text:p>13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0.4444444444444" calcext:value-type="float">
            <text:p>20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.3703703703704" calcext:value-type="float">
            <text:p>12</text:p>
          </table:table-cell>
          <table:table-cell table:style-name="ce12" office:value-type="float" office:value="261" calcext:value-type="float">
            <text:p>26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46</text:p>
          </table:table-cell>
          <table:table-cell table:style-name="ce10" office:value-type="string" calcext:value-type="string">
            <text:p>ALTRE TRAZIONI CUTANEE DEGLI ARTI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3564</text:p>
          </table:table-cell>
          <table:table-cell table:style-name="ce10" office:value-type="string" calcext:value-type="string">
            <text:p>BENDAGGIO ADESIVO ELASTICO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05" calcext:value-type="float">
            <text:p>30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8591</text:p>
          </table:table-cell>
          <table:table-cell table:style-name="ce10" office:value-type="string" calcext:value-type="string">
            <text:p>TERAPIA AD ONDE D’URTO FOCALIZZATE PER PATOLOGIE MUSCOLO-SCHELETRICHE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21.25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.4883720930233" calcext:value-type="float">
            <text:p>11</text:p>
          </table:table-cell>
          <table:table-cell table:style-name="ce20" office:value-type="float" office:value="129" calcext:value-type="float">
            <text:p>12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9991</text:p>
          </table:table-cell>
          <table:table-cell table:style-name="ce10" office:value-type="string" calcext:value-type="string">
            <text:p>LASER TERAPIA ANTALGICA</text:p>
          </table:table-cell>
          <table:table-cell table:style-name="ce10" office:value-type="string" calcext:value-type="string">
            <text:p>POLIAMB. OSPEDALE CANTU'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6.75" calcext:value-type="float">
            <text:p>17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.7142857142857" calcext:value-type="float">
            <text:p>11</text:p>
          </table:table-cell>
          <table:table-cell table:style-name="ce12" office:value-type="float" office:value="126" calcext:value-type="float">
            <text:p>126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Urologia</text:p>
          </table:table-cell>
          <table:table-cell table:style-name="ce10" office:value-type="string" calcext:value-type="string">
            <text:p>5732</text:p>
          </table:table-cell>
          <table:table-cell table:style-name="ce10" office:value-type="string" calcext:value-type="string">
            <text:p>CISTOSCOPIA [TRANSURETRALE]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4.7457627118644" calcext:value-type="float">
            <text:p>85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5733</text:p>
          </table:table-cell>
          <table:table-cell table:style-name="ce10" office:value-type="string" calcext:value-type="string">
            <text:p>CISTOSCOPIA [TRANSURETRALE] CON BIOPS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0.3333333333333" calcext:value-type="float">
            <text:p>5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5794</text:p>
          </table:table-cell>
          <table:table-cell table:style-name="ce10" office:value-type="string" calcext:value-type="string">
            <text:p>CATETERISMO VESCICALE</text:p>
          </table:table-cell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1.6666666666667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4.6612903225806" calcext:value-type="float">
            <text:p>35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58601</text:p>
          </table:table-cell>
          <table:table-cell table:style-name="ce10" office:value-type="string" calcext:value-type="string">
            <text:p>DILATAZIONE URETR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598</text:p>
          </table:table-cell>
          <table:table-cell table:style-name="ce10" office:value-type="string" calcext:value-type="string">
            <text:p>CATETERIZZAZIONE URETERAL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1.9024390243902" calcext:value-type="float">
            <text:p>32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51</text:p>
          </table:table-cell>
          <table:table-cell table:style-name="ce10" office:value-type="string" calcext:value-type="string">
            <text:p>ECOGRAFIA DELL' ADDOME INFERIORE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61</text:p>
          </table:table-cell>
          <table:table-cell table:style-name="ce10" office:value-type="string" calcext:value-type="string">
            <text:p>ECOGRAFIA ADDOME COMPLETO</text:p>
          </table:table-cell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8.5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.81818181818182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66666666666667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4.25" calcext:value-type="float">
            <text:p>2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98.90625" calcext:value-type="float">
            <text:p>99</text:p>
          </table:table-cell>
          <table:table-cell table:style-name="ce20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6</text:p>
          </table:table-cell>
          <table:table-cell table:style-name="ce10" office:value-type="string" calcext:value-type="string">
            <text:p>ECOGRAFIA DEI TESTICOLI</text:p>
          </table:table-cell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.25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8798</text:p>
          </table:table-cell>
          <table:table-cell table:style-name="ce10" office:value-type="string" calcext:value-type="string">
            <text:p>ECOGRAFIA TRANSRETTALE</text:p>
          </table:table-cell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9.4" calcext:value-type="float">
            <text:p>19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3.6666666666667" calcext:value-type="float">
            <text:p>3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30.3333333333333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5.888888888889" calcext:value-type="float">
            <text:p>10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1Q</text:p>
          </table:table-cell>
          <table:table-cell table:style-name="ce10" office:value-type="string" calcext:value-type="string">
            <text:p>VISITA UROLOGICA DI CONTROLLO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29.5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0.4848484848485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2.2857142857143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33.8571428571429" calcext:value-type="float">
            <text:p>34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04.329113924051" calcext:value-type="float">
            <text:p>104</text:p>
          </table:table-cell>
          <table:table-cell table:style-name="ce12" office:value-type="float" office:value="158" calcext:value-type="float">
            <text:p>15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9.4" calcext:value-type="float">
            <text:p>109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07</text:p>
          </table:table-cell>
          <table:table-cell table:style-name="ce10" office:value-type="string" calcext:value-type="string">
            <text:p>VISITA MULTIDISCIPLINARE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55.6666666666667" calcext:value-type="float">
            <text:p>56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24</text:p>
          </table:table-cell>
          <table:table-cell table:style-name="ce10" office:value-type="string" calcext:value-type="string">
            <text:p>UROFLUSSOMETRIA</text:p>
          </table:table-cell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93" calcext:value-type="float">
            <text:p>9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06.431034482759" calcext:value-type="float">
            <text:p>106</text:p>
          </table:table-cell>
          <table:table-cell table:style-name="ce20" office:value-type="float" office:value="58" calcext:value-type="float">
            <text:p>5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897C2</text:p>
          </table:table-cell>
          <table:table-cell table:style-name="ce10" office:value-type="string" calcext:value-type="string">
            <text:p>PRIMA VISITA UROLOGICA/ANDROLOGICA</text:p>
          </table:table-cell>
          <table:table-cell table:style-name="ce10" office:value-type="string" calcext:value-type="string">
            <text:p>POLIAMBUL.OSP.MARIANO COMENS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5.7" calcext:value-type="float">
            <text:p>16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LOMAZZ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10.5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4" calcext:value-type="float">
            <text:p>14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LGIAT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3.75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3.5384615384615" calcext:value-type="float">
            <text:p>14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OSP.MENAGGI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8.25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PONTELAMBR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28.3333333333333" calcext:value-type="float">
            <text:p>2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5.33333333333333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21" calcext:value-type="float">
            <text:p>2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11.5714285714286" calcext:value-type="float">
            <text:p>12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2"/>
          <table:table-cell table:style-name="ce10" office:value-type="string" calcext:value-type="string">
            <text:p>POLIAMBULATORIO VIA NAPOLEONA COMO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float" office:value="3.75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D</text:p>
          </table:table-cell>
          <table:table-cell table:style-name="ce19" office:value-type="float" office:value="7.83333333333333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P</text:p>
          </table:table-cell>
          <table:table-cell table:style-name="ce19" office:value-type="float" office:value="32.9285714285714" calcext:value-type="float">
            <text:p>33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4" table:number-columns-repeated="3"/>
          <table:table-cell table:style-name="ce18" office:value-type="string" calcext:value-type="string">
            <text:p>U</text:p>
          </table:table-cell>
          <table:table-cell table:style-name="ce19" office:value-type="float" office:value="2.8333333333333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3"/>
          <table:table-cell table:style-name="ce10" office:value-type="string" calcext:value-type="string">
            <text:p>9649</text:p>
          </table:table-cell>
          <table:table-cell table:style-name="ce10" office:value-type="string" calcext:value-type="string">
            <text:p>INSTILLAZIONE GENITOURINARIA</text:p>
          </table:table-cell>
          <table:table-cell table:style-name="ce10" office:value-type="string" calcext:value-type="string">
            <text:p>POLIAMBULATORIO SAN FERMO NUOVO OSPEDALE SANT'ANNA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float" office:value="61.2027027027027" calcext:value-type="float">
            <text:p>61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Totale complessivo</text:p>
          </table:table-cell>
          <table:table-cell table:style-name="ce25" table:number-columns-repeated="4"/>
          <table:table-cell table:style-name="ce26" office:value-type="float" office:value="22.2397458942693" calcext:value-type="float">
            <text:p>22</text:p>
          </table:table-cell>
          <table:table-cell table:style-name="ce27" office:value-type="float" office:value="28019" calcext:value-type="float">
            <text:p>28019</text:p>
          </table:table-cell>
          <table:table-cell table:number-columns-repeated="1017"/>
        </table:table-row>
        <table:table-row table:style-name="ro3" table:number-rows-repeated="10470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denise.piave</meta:initial-creator>
    <meta:creation-date>2021-02-25T08:43:20Z</meta:creation-date>
    <dc:date>2022-09-18T09:38:58.486000000</dc:date>
    <meta:editing-duration>PT13S</meta:editing-duration>
    <meta:editing-cycles>1</meta:editing-cycles>
    <meta:document-statistic meta:table-count="1" meta:cell-count="6504" meta:object-count="0"/>
  </office:meta>
</office:document-meta>
</file>